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cm" fo:margin-right="-0.459cm" style:writing-mode="lr-tb"/>
    </style:style>
    <style:style style:name="T1_1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_2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_3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_4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_5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fo:margin-top="0cm" fo:margin-right="-0.459cm" style:writing-mode="lr-tb"/>
      <style:text-properties fo:color="#741b47"/>
    </style:style>
    <style:style style:name="P3" style:family="paragraph" style:parent-style-name="Standard">
      <style:paragraph-properties fo:text-align="center" fo:break-before="auto" fo:line-height="115%" fo:margin-top="0cm" style:writing-mode="lr-tb"/>
    </style:style>
    <style:style style:name="T3_1" style:family="text">
      <style:text-properties fo:color="#741b47"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color="#741b47"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fo:color="#741b47"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tyle="italic" style:font-style-asian="italic" style:font-style-complex="italic" fo:color="#741b47"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tyle="italic" style:font-style-asian="italic" style:font-style-complex="italic" fo:color="#741b47" fo:font-size="14pt" style:font-size-asian="14pt" style:font-size-complex="14pt" fo:font-weight="bold" style:font-weight-asian="bold" style:font-weight-complex="bold"/>
    </style:style>
    <style:style style:name="T3_6" style:family="text">
      <style:text-properties fo:font-style="italic" style:font-style-asian="italic" style:font-style-complex="italic" fo:color="#741b47" fo:font-size="14pt" style:font-size-asian="14pt" style:font-size-complex="14pt" fo:font-weight="bold" style:font-weight-asian="bold" style:font-weight-complex="bold"/>
    </style:style>
    <style:style style:name="T3_7" style:family="text">
      <style:text-properties fo:color="#741b47"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fo:margin-top="0cm" fo:margin-bottom="0cm" style:writing-mode="lr-tb"/>
      <style:text-properties fo:color="#741b47"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778cm" fo:margin-left="0cm"/>
    </style:style>
    <style:style style:name="Column1" style:family="table-column">
      <style:table-column-properties style:column-width="2.805cm"/>
    </style:style>
    <style:style style:name="Column2" style:family="table-column">
      <style:table-column-properties style:column-width="3.625cm"/>
    </style:style>
    <style:style style:name="Column3" style:family="table-column">
      <style:table-column-properties style:column-width="5.45cm"/>
    </style:style>
    <style:style style:name="Column4" style:family="table-column">
      <style:table-column-properties style:column-width="3.898cm"/>
    </style:style>
    <style:style style:name="Row1" style:family="table-row"/>
    <style:style style:name="Cell1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5_1" style:family="text">
      <style:text-properties fo:background-color="#f3f3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6_1" style:family="text">
      <style:text-properties fo:background-color="#f3f3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7_1" style:family="text">
      <style:text-properties fo:background-color="#f3f3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8_1" style:family="text">
      <style:text-properties fo:background-color="#f3f3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P18" style:family="paragraph" style:parent-style-name="Heading_20_2">
      <style:paragraph-properties fo:break-before="auto" fo:line-height="115%" fo:margin-top="0.635cm" style:writing-mode="lr-tb"/>
    </style:style>
    <style:style style:name="P19" style:family="paragraph" style:parent-style-name="Heading_20_2">
      <style:paragraph-properties fo:break-before="auto" fo:line-height="115%" fo:margin-top="0.635cm" style:writing-mode="lr-tb"/>
    </style:style>
    <style:style style:name="P20" style:family="paragraph" style:parent-style-name="Heading_20_2">
      <style:paragraph-properties fo:break-before="auto" fo:line-height="115%" fo:margin-top="0.635cm" fo:margin-bottom="0.141cm" style:writing-mode="lr-tb"/>
    </style:style>
    <style:style style:name="P21" style:family="paragraph" style:parent-style-name="Subtitle">
      <style:paragraph-properties fo:text-align="right" fo:break-before="page" fo:line-height="115%" style:writing-mode="lr-tb"/>
    </style:style>
    <style:style style:name="T21_1" style:family="text">
      <style:text-properties fo:font-style="normal" style:font-style-asian="normal" style:font-style-complex="normal" fo:color="#741b47" style:font-name="Arial" style:font-name-asian="Arial" style:font-name-complex="Arial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741b47" style:text-underline-style="solid" style:text-underline-color="font-color"/>
    </style:style>
    <style:style style:name="T22_3" style:family="text"/>
    <style:style style:name="T22_4" style:family="text">
      <style:text-properties fo:color="#741b47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0.635cm" style:writing-mode="lr-tb"/>
    </style:style>
    <style:style style:name="T25_1" style:family="text"/>
    <style:style style:name="T25_2" style:family="text">
      <style:text-properties fo:color="#741b47" style:text-underline-style="solid" style:text-underline-color="font-color"/>
    </style:style>
    <style:style style:name="T25_3" style:family="text"/>
    <style:style style:name="T25_4" style:family="text">
      <style:text-properties fo:color="#741b47" style:text-underline-style="solid" style:text-underline-color="font-color"/>
    </style:style>
    <style:style style:name="T25_5" style:family="text"/>
    <style:style style:name="T25_6" style:family="text">
      <style:text-properties fo:color="#741b47" style:text-underline-style="solid" style:text-underline-color="font-color"/>
    </style:style>
    <style:style style:name="T25_7" style:family="text"/>
    <style:style style:name="T25_8" style:family="text">
      <style:text-properties fo:color="#741b47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0.635cm" style:writing-mode="lr-tb"/>
    </style:style>
    <style:style style:name="T28_1" style:family="text"/>
    <style:style style:name="T28_2" style:family="text">
      <style:text-properties fo:color="#741b47" style:text-underline-style="solid" style:text-underline-color="font-color"/>
    </style:style>
    <style:style style:name="T28_3" style:family="text"/>
    <style:style style:name="T28_4" style:family="text">
      <style:text-properties fo:color="#741b47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90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0.635cm" style:writing-mode="lr-tb"/>
    </style:style>
    <style:style style:name="T31_1" style:family="text"/>
    <style:style style:name="T31_2" style:family="text">
      <style:text-properties fo:color="#741b47" style:text-underline-style="solid" style:text-underline-color="font-color"/>
    </style:style>
    <style:style style:name="T31_3" style:family="text"/>
    <style:style style:name="T31_4" style:family="text">
      <style:text-properties fo:color="#741b47" style:text-underline-style="solid" style:text-underline-color="font-color"/>
    </style:style>
    <style:style style:name="T31_5" style:family="text"/>
    <style:style style:name="T31_6" style:family="text">
      <style:text-properties fo:color="#741b47" style:text-underline-style="solid" style:text-underline-color="font-color"/>
    </style:style>
    <style:style style:name="T31_7" style:family="text"/>
    <style:style style:name="T31_8" style:family="text">
      <style:text-properties fo:color="#741b47" style:text-underline-style="solid" style:text-underline-color="font-color"/>
    </style:style>
    <style:style style:name="T31_9" style:family="text"/>
    <style:style style:name="T31_10" style:family="text">
      <style:text-properties fo:color="#741b47" style:text-underline-style="solid" style:text-underline-color="font-color"/>
    </style:style>
    <style:style style:name="T31_11" style:family="text"/>
    <style:style style:name="T31_12" style:family="text">
      <style:text-properties fo:color="#741b47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90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0.635cm" style:writing-mode="lr-tb"/>
    </style:style>
    <style:style style:name="T35_1" style:family="text"/>
    <style:style style:name="T35_2" style:family="text">
      <style:text-properties fo:color="#274e13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color="#274e13" style:text-underline-style="solid" style:text-underline-color="font-color"/>
    </style:style>
    <style:style style:name="T36_3" style:family="text"/>
    <style:style style:name="T36_4" style:family="text">
      <style:text-properties fo:color="#274e13" style:text-underline-style="solid" style:text-underline-color="font-color"/>
    </style:style>
    <style:style style:name="T36_5" style:family="text"/>
    <style:style style:name="T36_6" style:family="text">
      <style:text-properties fo:color="#274e13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color="#741b47" fo:font-size="24pt" style:font-size-asian="24pt" style:font-size-complex="24pt" fo:font-weight="normal" style:font-weight-asian="normal" style:font-weight-complex="normal"/>
    </style:style>
    <style:style style:name="P38" style:family="paragraph" style:parent-style-name="Heading_20_2">
      <style:paragraph-properties fo:break-before="auto" fo:line-height="115%" fo:margin-top="0.635cm" fo:margin-bottom="0.141cm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2">
      <style:paragraph-properties fo:break-before="auto" fo:line-height="115%" fo:margin-top="0.635cm" fo:margin-bottom="0.141cm" style:writing-mode="lr-tb"/>
    </style:style>
    <style:style style:name="P52" style:family="paragraph" style:parent-style-name="Subtitle">
      <style:paragraph-properties fo:text-align="right" fo:break-before="page" fo:line-height="115%" style:writing-mode="lr-tb"/>
    </style:style>
    <style:style style:name="T52_1" style:family="text">
      <style:text-properties fo:font-style="normal" style:font-style-asian="normal" style:font-style-complex="normal" fo:color="#741b47" style:font-name="Arial" style:font-name-asian="Arial" style:font-name-complex="Arial"/>
    </style:style>
    <style:style style:name="P53" style:family="paragraph" style:parent-style-name="Heading_20_2">
      <style:paragraph-properties fo:break-before="auto" fo:line-height="115%" fo:margin-top="0.635cm" fo:margin-bottom="0.141cm" style:writing-mode="lr-tb"/>
    </style:style>
    <style:style style:name="T53_1" style:family="text">
      <style:text-properties fo:color="#741b47" fo:font-size="18pt" style:font-size-asian="18pt" style:font-size-complex="18pt"/>
    </style:style>
    <style:style style:name="T53_2" style:family="text">
      <style:text-properties fo:color="#741b47" fo:font-size="18pt" style:font-size-asian="18pt" style:font-size-complex="18pt"/>
    </style:style>
    <style:style style:name="P54" style:family="paragraph" style:parent-style-name="Standard">
      <style:paragraph-properties fo:break-before="auto" fo:line-height="115%" fo:margin-right="-0.459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P55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55_1" style:family="text">
      <style:text-properties fo:color="#666666"/>
    </style:style>
    <style:style style:name="Table2" style:family="table">
      <style:table-properties table:align="left" style:width="15.716cm" fo:margin-left="0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3.811cm"/>
    </style:style>
    <style:style style:name="Row4" style:family="table-row"/>
    <style:style style:name="Cell1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56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57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2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58_1" style:family="text">
      <style:text-properties style:text-line-through-style="none" fo:font-style="normal" style:font-style-asian="normal" style:font-style-complex="normal" fo:color="#741b47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769cm" fo:margin-left="0cm"/>
    </style:style>
    <style:style style:name="Column7" style:family="table-column">
      <style:table-column-properties style:column-width="2.205cm"/>
    </style:style>
    <style:style style:name="Column8" style:family="table-column">
      <style:table-column-properties style:column-width="5.512cm"/>
    </style:style>
    <style:style style:name="Column9" style:family="table-column">
      <style:table-column-properties style:column-width="8.052cm"/>
    </style:style>
    <style:style style:name="Row6" style:family="table-row"/>
    <style:style style:name="Cell17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62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63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64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6_2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6_3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efefef" fo:color="#741b47"/>
    </style:style>
    <style:style style:name="T77_2" style:family="text">
      <style:text-properties fo:background-color="#efefef" fo:color="#741b47" style:font-name="Consolas" style:font-name-asian="Consolas" style:font-name-complex="Consolas"/>
    </style:style>
    <style:style style:name="T77_3" style:family="text">
      <style:text-properties fo:background-color="#efefef" fo:color="#741b47" style:font-name="Consolas" style:font-name-asian="Consolas" style:font-name-complex="Consolas"/>
    </style:style>
    <style:style style:name="T77_4" style:family="text">
      <style:text-properties fo:background-color="#efefef" fo:color="#741b47" style:font-name="Consolas" style:font-name-asian="Consolas" style:font-name-complex="Consolas"/>
    </style:style>
    <style:style style:name="T77_5" style:family="text">
      <style:text-properties fo:background-color="#efefef" fo:color="#741b47"/>
    </style:style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P78" style:family="paragraph" style:parent-style-name="Standard">
      <style:paragraph-properties fo:break-before="auto" fo:line-height="115%" style:writing-mode="lr-tb"/>
      <style:text-properties fo:color="#666666"/>
    </style:style>
    <style:style style:name="P79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79_1" style:family="text">
      <style:text-properties fo:color="#666666"/>
    </style:style>
    <style:style style:name="Table4" style:family="table">
      <style:table-properties table:align="left" style:width="15.734cm" fo:margin-left="0cm"/>
    </style:style>
    <style:style style:name="Column10" style:family="table-column">
      <style:table-column-properties style:column-width="2.681cm"/>
    </style:style>
    <style:style style:name="Column11" style:family="table-column">
      <style:table-column-properties style:column-width="13.053cm"/>
    </style:style>
    <style:style style:name="Row8" style:family="table-row"/>
    <style:style style:name="Cell2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80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81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82_1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88_1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783f04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11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12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13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14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15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Heading_20_2">
      <style:paragraph-properties fo:break-before="auto" fo:line-height="115%" fo:margin-top="0.635cm" fo:margin-bottom="0.141cm" style:writing-mode="lr-tb"/>
    </style:style>
    <style:style style:name="T105_1" style:family="text">
      <style:text-properties fo:color="#741b47" fo:font-size="18pt" style:font-size-asian="18pt" style:font-size-complex="18pt"/>
    </style:style>
    <style:style style:name="T105_2" style:family="text">
      <style:text-properties fo:color="#741b47" fo:font-size="18pt" style:font-size-asian="18pt" style:font-size-complex="18pt"/>
    </style:style>
    <style:style style:name="T105_3" style:family="text">
      <style:text-properties fo:color="#741b47" fo:font-size="18pt" style:font-size-asian="18pt" style:font-size-complex="18pt"/>
    </style:style>
    <style:style style:name="T105_4" style:family="text">
      <style:text-properties fo:color="#741b47" fo:font-size="18pt" style:font-size-asian="18pt" style:font-size-complex="18pt"/>
    </style:style>
    <style:style style:name="P106" style:family="paragraph" style:parent-style-name="Standard">
      <style:paragraph-properties fo:break-before="auto" fo:line-height="115%" fo:margin-right="-0.459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P107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107_1" style:family="text">
      <style:text-properties fo:color="#666666"/>
    </style:style>
    <style:style style:name="Table5" style:family="table">
      <style:table-properties table:align="left" style:width="15.716cm" fo:margin-left="0cm"/>
    </style:style>
    <style:style style:name="Column12" style:family="table-column">
      <style:table-column-properties style:column-width="1.905cm"/>
    </style:style>
    <style:style style:name="Column13" style:family="table-column">
      <style:table-column-properties style:column-width="13.811cm"/>
    </style:style>
    <style:style style:name="Row16" style:family="table-row"/>
    <style:style style:name="Cell3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08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09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2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7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10_1" style:family="text">
      <style:text-properties style:text-line-through-style="none" fo:font-style="normal" style:font-style-asian="normal" style:font-style-complex="normal" fo:color="#741b47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5.769cm" fo:margin-left="0cm"/>
    </style:style>
    <style:style style:name="Column14" style:family="table-column">
      <style:table-column-properties style:column-width="2.205cm"/>
    </style:style>
    <style:style style:name="Column15" style:family="table-column">
      <style:table-column-properties style:column-width="5.512cm"/>
    </style:style>
    <style:style style:name="Column16" style:family="table-column">
      <style:table-column-properties style:column-width="8.052cm"/>
    </style:style>
    <style:style style:name="Row18" style:family="table-row"/>
    <style:style style:name="Cell4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14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15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16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5_2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5_3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>
      <style:text-properties fo:background-color="#efefef" fo:color="#741b47" style:font-name="Consolas" style:font-name-asian="Consolas" style:font-name-complex="Consolas"/>
    </style:style>
    <style:style style:name="T126_4" style:family="text">
      <style:text-properties fo:background-color="#efefef" fo:color="#741b47" style:font-name="Consolas" style:font-name-asian="Consolas" style:font-name-complex="Consolas"/>
    </style:style>
    <style:style style:name="T126_5" style:family="text">
      <style:text-properties fo:background-color="#efefef" fo:color="#741b47" style:font-name="Consolas" style:font-name-asian="Consolas" style:font-name-complex="Consolas"/>
    </style:style>
    <style:style style:name="T126_6" style:family="text">
      <style:text-properties fo:background-color="#efefef" fo:color="#741b47" style:font-name="Consolas" style:font-name-asian="Consolas" style:font-name-complex="Consolas"/>
    </style:style>
    <style:style style:name="T126_7" style:family="text">
      <style:text-properties fo:background-color="#efefef" fo:color="#741b47" style:font-name="Consolas" style:font-name-asian="Consolas" style:font-name-complex="Consolas"/>
    </style:style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>
      <style:text-properties fo:color="#073763" style:font-name="Consolas" style:font-name-asian="Consolas" style:font-name-complex="Consolas"/>
    </style:style>
    <style:style style:name="T126_22" style:family="text">
      <style:text-properties fo:color="#073763" style:font-name="Consolas" style:font-name-asian="Consolas" style:font-name-complex="Consolas"/>
    </style:style>
    <style:style style:name="T126_23" style:family="text">
      <style:text-properties fo:color="#073763" style:font-name="Consolas" style:font-name-asian="Consolas" style:font-name-complex="Consolas"/>
    </style:style>
    <style:style style:name="T126_24" style:family="text">
      <style:text-properties fo:color="#073763" style:font-name="Consolas" style:font-name-asian="Consolas" style:font-name-complex="Consolas"/>
    </style:style>
    <style:style style:name="P127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131_1" style:family="text">
      <style:text-properties fo:color="#666666"/>
    </style:style>
    <style:style style:name="Table7" style:family="table">
      <style:table-properties table:align="left" style:width="15.734cm" fo:margin-left="0cm"/>
    </style:style>
    <style:style style:name="Column17" style:family="table-column">
      <style:table-column-properties style:column-width="2.681cm"/>
    </style:style>
    <style:style style:name="Column18" style:family="table-column">
      <style:table-column-properties style:column-width="13.053cm"/>
    </style:style>
    <style:style style:name="Row20" style:family="table-row"/>
    <style:style style:name="Cell4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32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33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34_1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b45f0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22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23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24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25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Heading_20_2">
      <style:paragraph-properties fo:break-before="auto" fo:line-height="115%" fo:margin-top="0.635cm" fo:margin-bottom="0.141cm" style:writing-mode="lr-tb"/>
    </style:style>
    <style:style style:name="T185_1" style:family="text">
      <style:text-properties fo:color="#741b47" fo:font-size="18pt" style:font-size-asian="18pt" style:font-size-complex="18pt"/>
    </style:style>
    <style:style style:name="T185_2" style:family="text">
      <style:text-properties fo:color="#741b47" fo:font-size="18pt" style:font-size-asian="18pt" style:font-size-complex="18pt"/>
    </style:style>
    <style:style style:name="P186" style:family="paragraph" style:parent-style-name="Standard">
      <style:paragraph-properties fo:break-before="auto" fo:line-height="115%" fo:margin-right="-0.459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P187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187_1" style:family="text">
      <style:text-properties fo:color="#666666"/>
    </style:style>
    <style:style style:name="Table8" style:family="table">
      <style:table-properties table:align="left" style:width="15.716cm" fo:margin-left="0cm"/>
    </style:style>
    <style:style style:name="Column19" style:family="table-column">
      <style:table-column-properties style:column-width="1.905cm"/>
    </style:style>
    <style:style style:name="Column20" style:family="table-column">
      <style:table-column-properties style:column-width="13.811cm"/>
    </style:style>
    <style:style style:name="Row26" style:family="table-row"/>
    <style:style style:name="Cell6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88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89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2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7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90_1" style:family="text">
      <style:text-properties style:text-line-through-style="none" fo:font-style="normal" style:font-style-asian="normal" style:font-style-complex="normal" fo:color="#741b47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5.769cm" fo:margin-left="0cm"/>
    </style:style>
    <style:style style:name="Column21" style:family="table-column">
      <style:table-column-properties style:column-width="2.205cm"/>
    </style:style>
    <style:style style:name="Column22" style:family="table-column">
      <style:table-column-properties style:column-width="5.512cm"/>
    </style:style>
    <style:style style:name="Column23" style:family="table-column">
      <style:table-column-properties style:column-width="8.052cm"/>
    </style:style>
    <style:style style:name="Row28" style:family="table-row"/>
    <style:style style:name="Cell6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95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6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96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7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97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9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209_1" style:family="text">
      <style:text-properties fo:color="#666666"/>
    </style:style>
    <style:style style:name="Table10" style:family="table">
      <style:table-properties table:align="left" style:width="15.734cm" fo:margin-left="0cm"/>
    </style:style>
    <style:style style:name="Column24" style:family="table-column">
      <style:table-column-properties style:column-width="2.681cm"/>
    </style:style>
    <style:style style:name="Column25" style:family="table-column">
      <style:table-column-properties style:column-width="13.053cm"/>
    </style:style>
    <style:style style:name="Row30" style:family="table-row"/>
    <style:style style:name="Cell7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10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11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1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12_1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32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9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33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34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35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1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1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1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25_1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Heading_20_2">
      <style:paragraph-properties fo:break-before="auto" fo:line-height="115%" fo:margin-top="0.635cm" fo:margin-bottom="0.141cm" style:writing-mode="lr-tb"/>
    </style:style>
    <style:style style:name="T229_1" style:family="text">
      <style:text-properties fo:color="#741b47" fo:font-size="18pt" style:font-size-asian="18pt" style:font-size-complex="18pt"/>
    </style:style>
    <style:style style:name="T229_2" style:family="text">
      <style:text-properties fo:color="#741b47" fo:font-size="18pt" style:font-size-asian="18pt" style:font-size-complex="18pt"/>
    </style:style>
    <style:style style:name="T229_3" style:family="text">
      <style:text-properties fo:color="#741b47" fo:font-size="18pt" style:font-size-asian="18pt" style:font-size-complex="18pt"/>
    </style:style>
    <style:style style:name="T229_4" style:family="text">
      <style:text-properties fo:color="#741b47" fo:font-size="18pt" style:font-size-asian="18pt" style:font-size-complex="18pt"/>
    </style:style>
    <style:style style:name="T229_5" style:family="text">
      <style:text-properties fo:color="#741b47" fo:font-size="18pt" style:font-size-asian="18pt" style:font-size-complex="18pt"/>
    </style:style>
    <style:style style:name="T229_6" style:family="text">
      <style:text-properties fo:color="#741b47" fo:font-size="18pt" style:font-size-asian="18pt" style:font-size-complex="18pt"/>
    </style:style>
    <style:style style:name="P230" style:family="paragraph" style:parent-style-name="Standard">
      <style:paragraph-properties fo:break-before="auto" fo:line-height="115%" fo:margin-right="-0.459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P231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231_1" style:family="text">
      <style:text-properties fo:color="#666666"/>
    </style:style>
    <style:style style:name="Table11" style:family="table">
      <style:table-properties table:align="left" style:width="15.716cm" fo:margin-left="0cm"/>
    </style:style>
    <style:style style:name="Column26" style:family="table-column">
      <style:table-column-properties style:column-width="1.905cm"/>
    </style:style>
    <style:style style:name="Column27" style:family="table-column">
      <style:table-column-properties style:column-width="13.811cm"/>
    </style:style>
    <style:style style:name="Row36" style:family="table-row"/>
    <style:style style:name="Cell8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32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33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2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7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34_1" style:family="text">
      <style:text-properties style:text-line-through-style="none" fo:font-style="normal" style:font-style-asian="normal" style:font-style-complex="normal" fo:color="#741b47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15.769cm" fo:margin-left="0cm"/>
    </style:style>
    <style:style style:name="Column28" style:family="table-column">
      <style:table-column-properties style:column-width="2.205cm"/>
    </style:style>
    <style:style style:name="Column29" style:family="table-column">
      <style:table-column-properties style:column-width="5.512cm"/>
    </style:style>
    <style:style style:name="Column30" style:family="table-column">
      <style:table-column-properties style:column-width="8.052cm"/>
    </style:style>
    <style:style style:name="Row38" style:family="table-row"/>
    <style:style style:name="Cell87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40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41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42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9" style:family="table-row"/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46_1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7f6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50_2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50_3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253_1" style:family="text">
      <style:text-properties fo:color="#666666"/>
    </style:style>
    <style:style style:name="Table13" style:family="table">
      <style:table-properties table:align="left" style:width="15.734cm" fo:margin-left="0cm"/>
    </style:style>
    <style:style style:name="Column31" style:family="table-column">
      <style:table-column-properties style:column-width="2.681cm"/>
    </style:style>
    <style:style style:name="Column32" style:family="table-column">
      <style:table-column-properties style:column-width="13.053cm"/>
    </style:style>
    <style:style style:name="Row40" style:family="table-row"/>
    <style:style style:name="Cell9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54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55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1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56_1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58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15%" fo:margin-top="0cm" fo:margin-left="0cm" fo:margin-right="-0.459cm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2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3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4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5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3d85c6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1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1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1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69_1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ubtitle">
      <style:paragraph-properties fo:text-align="left" fo:break-before="auto" fo:line-height="115%" fo:margin-right="-0.459cm" style:writing-mode="lr-tb"/>
    </style:style>
    <style:style style:name="P272" style:family="paragraph" style:parent-style-name="Subtitle">
      <style:paragraph-properties fo:text-align="right" fo:break-before="auto" fo:line-height="115%" fo:margin-right="-0.459cm" style:writing-mode="lr-tb"/>
    </style:style>
    <style:style style:name="P273" style:family="paragraph" style:parent-style-name="Subtitle">
      <style:paragraph-properties fo:text-align="right" fo:break-before="page" fo:line-height="115%" fo:margin-right="-0.459cm" style:writing-mode="lr-tb"/>
    </style:style>
    <style:style style:name="T273_1" style:family="text">
      <style:text-properties fo:font-style="normal" style:font-style-asian="normal" style:font-style-complex="normal" fo:color="#741b47" style:font-name="Arial" style:font-name-asian="Arial" style:font-name-complex="Arial"/>
    </style:style>
    <style:style style:name="P274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274_1" style:family="text">
      <style:text-properties fo:color="#666666"/>
    </style:style>
    <style:style style:name="P275" style:family="paragraph" style:parent-style-name="Standard">
      <style:paragraph-properties fo:break-before="auto" fo:line-height="115%" fo:margin-top="0cm" fo:margin-right="-0.459cm" style:writing-mode="lr-tb"/>
    </style:style>
    <style:style style:name="T275_1" style:family="text">
      <style:text-properties fo:font-weight="bold" style:font-weight-asian="bold" style:font-weight-complex="bold"/>
    </style:style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P276" style:family="paragraph" style:parent-style-name="Standard">
      <style:paragraph-properties fo:break-before="auto" fo:line-height="115%" fo:margin-top="0cm" fo:margin-right="-0.459cm" style:writing-mode="lr-tb"/>
    </style:style>
    <style:style style:name="T276_1" style:family="text">
      <style:text-properties fo:font-weight="bold" style:font-weight-asian="bold" style:font-weight-complex="bold"/>
    </style:style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P277" style:family="paragraph" style:parent-style-name="Standard">
      <style:paragraph-properties fo:break-before="auto" fo:line-height="115%" fo:margin-top="0cm" fo:margin-right="-0.459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P278" style:family="paragraph" style:parent-style-name="Standard">
      <style:paragraph-properties fo:break-before="auto" fo:line-height="115%" fo:margin-top="0cm" fo:margin-right="-0.459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P279" style:family="paragraph" style:parent-style-name="Standard">
      <style:paragraph-properties fo:break-before="auto" fo:line-height="115%" fo:margin-top="0cm" fo:margin-right="-0.459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>
      <style:text-properties fo:color="#c27ba0" style:font-name="Consolas" style:font-name-asian="Consolas" style:font-name-complex="Consolas"/>
    </style:style>
    <style:style style:name="T279_20" style:family="text">
      <style:text-properties fo:color="#c27ba0" style:font-name="Consolas" style:font-name-asian="Consolas" style:font-name-complex="Consolas"/>
    </style:style>
    <style:style style:name="T279_21" style:family="text">
      <style:text-properties fo:color="#c27ba0" style:font-name="Consolas" style:font-name-asian="Consolas" style:font-name-complex="Consolas"/>
    </style:style>
    <style:style style:name="P280" style:family="paragraph" style:parent-style-name="Standard">
      <style:paragraph-properties fo:break-before="auto" fo:line-height="115%" fo:margin-top="0cm" fo:margin-bottom="0cm" fo:margin-right="-0.459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>
      <style:text-properties fo:font-style="italic" style:font-style-asian="italic" style:font-style-complex="italic"/>
    </style:style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>
      <style:text-properties fo:color="#7f6000" style:font-name="Consolas" style:font-name-asian="Consolas" style:font-name-complex="Consolas"/>
    </style:style>
    <style:style style:name="T280_36" style:family="text">
      <style:text-properties fo:color="#1c4587" style:font-name="Consolas" style:font-name-asian="Consolas" style:font-name-complex="Consolas" fo:font-weight="bold" style:font-weight-asian="bold" style:font-weight-complex="bold"/>
    </style:style>
    <style:style style:name="T280_37" style:family="text">
      <style:text-properties fo:color="#7f6000" style:font-name="Consolas" style:font-name-asian="Consolas" style:font-name-complex="Consolas"/>
    </style:style>
    <style:style style:name="T280_38" style:family="text">
      <style:text-properties fo:color="#7f6000" style:font-name="Consolas" style:font-name-asian="Consolas" style:font-name-complex="Consolas"/>
    </style:style>
    <style:style style:name="T280_39" style:family="text">
      <style:text-properties fo:color="#7f6000" style:font-name="Consolas" style:font-name-asian="Consolas" style:font-name-complex="Consolas"/>
    </style:style>
    <style:style style:name="T280_40" style:family="text">
      <style:text-properties fo:color="#7f6000" style:font-name="Consolas" style:font-name-asian="Consolas" style:font-name-complex="Consolas"/>
    </style:style>
    <style:style style:name="T280_41" style:family="text">
      <style:text-properties fo:color="#7f6000" style:font-name="Consolas" style:font-name-asian="Consolas" style:font-name-complex="Consolas"/>
    </style:style>
    <style:style style:name="T280_42" style:family="text"/>
    <style:style style:name="T280_43" style:family="text"/>
    <style:style style:name="T280_44" style:family="text"/>
    <style:style style:name="T280_45" style:family="text">
      <style:text-properties fo:color="#7f6000" style:font-name="Consolas" style:font-name-asian="Consolas" style:font-name-complex="Consolas"/>
    </style:style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>
      <style:text-properties fo:font-style="italic" style:font-style-asian="italic" style:font-style-complex="italic"/>
    </style:style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>
      <style:text-properties fo:color="#c27ba0" style:font-name="Consolas" style:font-name-asian="Consolas" style:font-name-complex="Consolas"/>
    </style:style>
    <style:style style:name="T280_62" style:family="text">
      <style:text-properties fo:color="#c27ba0" style:font-name="Consolas" style:font-name-asian="Consolas" style:font-name-complex="Consolas"/>
    </style:style>
    <style:style style:name="T280_63" style:family="text">
      <style:text-properties fo:color="#c27ba0" style:font-name="Consolas" style:font-name-asian="Consolas" style:font-name-complex="Consolas"/>
    </style:style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T280_81" style:family="text"/>
    <style:style style:name="T280_82" style:family="text"/>
    <style:style style:name="T280_83" style:family="text"/>
    <style:style style:name="T280_84" style:family="text"/>
    <style:style style:name="T280_85" style:family="text">
      <style:text-properties fo:color="#1c4587" style:font-name="Consolas" style:font-name-asian="Consolas" style:font-name-complex="Consolas" fo:font-weight="bold" style:font-weight-asian="bold" style:font-weight-complex="bold"/>
    </style:style>
    <style:style style:name="T280_86" style:family="text"/>
    <style:style style:name="T280_87" style:family="text"/>
    <style:style style:name="T280_88" style:family="text"/>
    <style:style style:name="T280_89" style:family="text"/>
    <style:style style:name="T280_90" style:family="text"/>
    <style:style style:name="T280_91" style:family="text"/>
    <style:style style:name="T280_92" style:family="text"/>
    <style:style style:name="T280_93" style:family="text">
      <style:text-properties fo:color="#7f6000" style:font-name="Consolas" style:font-name-asian="Consolas" style:font-name-complex="Consolas"/>
    </style:style>
    <style:style style:name="T280_94" style:family="text">
      <style:text-properties fo:color="#1c4587" style:font-name="Consolas" style:font-name-asian="Consolas" style:font-name-complex="Consolas" fo:font-weight="bold" style:font-weight-asian="bold" style:font-weight-complex="bold"/>
    </style:style>
    <style:style style:name="T280_95" style:family="text">
      <style:text-properties fo:color="#7f6000" style:font-name="Consolas" style:font-name-asian="Consolas" style:font-name-complex="Consolas"/>
    </style:style>
    <style:style style:name="T280_96" style:family="text">
      <style:text-properties fo:color="#7f6000" style:font-name="Consolas" style:font-name-asian="Consolas" style:font-name-complex="Consolas"/>
    </style:style>
    <style:style style:name="T280_97" style:family="text">
      <style:text-properties fo:color="#7f6000" style:font-name="Consolas" style:font-name-asian="Consolas" style:font-name-complex="Consolas"/>
    </style:style>
    <style:style style:name="T280_98" style:family="text">
      <style:text-properties fo:color="#7f6000" style:font-name="Consolas" style:font-name-asian="Consolas" style:font-name-complex="Consolas"/>
    </style:style>
    <style:style style:name="T280_99" style:family="text">
      <style:text-properties fo:color="#7f6000" style:font-name="Consolas" style:font-name-asian="Consolas" style:font-name-complex="Consolas"/>
    </style:style>
    <style:style style:name="T280_100" style:family="text"/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Heading_20_2">
      <style:paragraph-properties fo:break-before="auto" fo:line-height="115%" fo:margin-top="0.635cm" fo:margin-bottom="0.141cm" fo:margin-right="-0.459cm" style:writing-mode="lr-tb"/>
    </style:style>
    <style:style style:name="T283_1" style:family="text">
      <style:text-properties fo:color="#666666"/>
    </style:style>
    <style:style style:name="T283_2" style:family="text">
      <style:text-properties fo:color="#666666"/>
    </style:style>
    <style:style style:name="T283_3" style:family="text">
      <style:text-properties fo:color="#666666"/>
    </style:style>
    <style:style style:name="P284" style:family="paragraph" style:parent-style-name="Standard">
      <style:paragraph-properties fo:break-before="auto" fo:line-height="115%" fo:margin-right="-0.459cm" style:writing-mode="lr-tb"/>
    </style:style>
    <style:style style:name="T284_1" style:family="text">
      <style:text-properties fo:color="#434343"/>
    </style:style>
    <style:style style:name="T284_2" style:family="text">
      <style:text-properties fo:color="#434343"/>
    </style:style>
    <style:style style:name="T284_3" style:family="text">
      <style:text-properties fo:color="#434343"/>
    </style:style>
    <style:style style:name="T284_4" style:family="text">
      <style:text-properties fo:color="#434343"/>
    </style:style>
    <style:style style:name="T284_5" style:family="text">
      <style:text-properties fo:color="#434343"/>
    </style:style>
    <style:style style:name="T284_6" style:family="text">
      <style:text-properties fo:color="#434343"/>
    </style:style>
    <style:style style:name="T284_7" style:family="text">
      <style:text-properties fo:color="#434343"/>
    </style:style>
    <style:style style:name="T284_8" style:family="text">
      <style:text-properties fo:color="#434343"/>
    </style:style>
    <style:style style:name="T284_9" style:family="text">
      <style:text-properties fo:color="#434343"/>
    </style:style>
    <style:style style:name="T284_10" style:family="text">
      <style:text-properties fo:color="#434343"/>
    </style:style>
    <style:style style:name="T284_11" style:family="text">
      <style:text-properties fo:color="#434343"/>
    </style:style>
    <style:style style:name="T284_12" style:family="text">
      <style:text-properties fo:color="#434343"/>
    </style:style>
    <style:style style:name="T284_13" style:family="text">
      <style:text-properties fo:color="#434343"/>
    </style:style>
    <style:style style:name="T284_14" style:family="text">
      <style:text-properties fo:color="#434343"/>
    </style:style>
    <style:style style:name="T284_15" style:family="text">
      <style:text-properties fo:color="#434343"/>
    </style:style>
    <style:style style:name="T284_16" style:family="text">
      <style:text-properties fo:color="#434343"/>
    </style:style>
    <style:style style:name="T284_17" style:family="text">
      <style:text-properties fo:color="#434343"/>
    </style:style>
    <style:style style:name="T284_18" style:family="text">
      <style:text-properties fo:color="#434343"/>
    </style:style>
    <style:style style:name="T284_19" style:family="text">
      <style:text-properties fo:color="#434343"/>
    </style:style>
    <style:style style:name="T284_20" style:family="text">
      <style:text-properties fo:color="#434343"/>
    </style:style>
    <style:style style:name="T284_21" style:family="text">
      <style:text-properties fo:color="#434343"/>
    </style:style>
    <style:style style:name="T284_22" style:family="text">
      <style:text-properties fo:color="#434343"/>
    </style:style>
    <style:style style:name="T284_23" style:family="text">
      <style:text-properties fo:color="#434343"/>
    </style:style>
    <style:style style:name="T284_24" style:family="text">
      <style:text-properties fo:color="#434343"/>
    </style:style>
    <style:style style:name="T284_25" style:family="text">
      <style:text-properties fo:color="#434343"/>
    </style:style>
    <style:style style:name="T284_26" style:family="text">
      <style:text-properties fo:color="#434343"/>
    </style:style>
    <style:style style:name="T284_27" style:family="text">
      <style:text-properties fo:color="#434343"/>
    </style:style>
    <style:style style:name="T284_28" style:family="text">
      <style:text-properties fo:color="#434343"/>
    </style:style>
    <style:style style:name="T284_29" style:family="text">
      <style:text-properties fo:color="#434343"/>
    </style:style>
    <style:style style:name="T284_30" style:family="text">
      <style:text-properties fo:color="#434343"/>
    </style:style>
    <style:style style:name="T284_31" style:family="text">
      <style:text-properties fo:color="#434343"/>
    </style:style>
    <style:style style:name="T284_32" style:family="text">
      <style:text-properties fo:color="#434343"/>
    </style:style>
    <style:style style:name="P285" style:family="paragraph" style:parent-style-name="Standard">
      <style:paragraph-properties fo:break-before="auto" fo:line-height="115%" style:writing-mode="lr-tb"/>
      <style:text-properties fo:color="#434343"/>
    </style:style>
    <style:style style:name="P286" style:family="paragraph" style:parent-style-name="Standard">
      <style:paragraph-properties fo:break-before="auto" fo:line-height="115%" fo:margin-right="-0.459cm" style:writing-mode="lr-tb"/>
    </style:style>
    <style:style style:name="T286_1" style:family="text">
      <style:text-properties fo:color="#38761d" style:font-name="Consolas" style:font-name-asian="Consolas" style:font-name-complex="Consolas"/>
    </style:style>
    <style:style style:name="T286_2" style:family="text">
      <style:text-properties fo:color="#38761d" style:font-name="Consolas" style:font-name-asian="Consolas" style:font-name-complex="Consolas"/>
    </style:style>
    <style:style style:name="T286_3" style:family="text">
      <style:text-properties fo:color="#38761d" style:font-name="Consolas" style:font-name-asian="Consolas" style:font-name-complex="Consolas"/>
    </style:style>
    <style:style style:name="T286_4" style:family="text">
      <style:text-properties style:font-name="Consolas" style:font-name-asian="Consolas" style:font-name-complex="Consolas"/>
    </style:style>
    <style:style style:name="T286_5" style:family="text">
      <style:text-properties fo:color="#38761d" style:font-name="Consolas" style:font-name-asian="Consolas" style:font-name-complex="Consolas"/>
    </style:style>
    <style:style style:name="T286_6" style:family="text">
      <style:text-properties fo:color="#434343"/>
    </style:style>
    <style:style style:name="T286_7" style:family="text">
      <style:text-properties fo:color="#434343"/>
    </style:style>
    <style:style style:name="T286_8" style:family="text">
      <style:text-properties fo:color="#434343"/>
    </style:style>
    <style:style style:name="T286_9" style:family="text">
      <style:text-properties fo:color="#434343"/>
    </style:style>
    <style:style style:name="T286_10" style:family="text">
      <style:text-properties fo:color="#434343"/>
    </style:style>
    <style:style style:name="T286_11" style:family="text">
      <style:text-properties fo:color="#434343"/>
    </style:style>
    <style:style style:name="T286_12" style:family="text">
      <style:text-properties fo:color="#434343"/>
    </style:style>
    <style:style style:name="P287" style:family="paragraph" style:parent-style-name="Standard">
      <style:paragraph-properties fo:break-before="auto" fo:line-height="115%" fo:margin-right="-0.459cm" style:writing-mode="lr-tb"/>
    </style:style>
    <style:style style:name="T287_1" style:family="text">
      <style:text-properties fo:color="#990000" style:font-name="Consolas" style:font-name-asian="Consolas" style:font-name-complex="Consolas"/>
    </style:style>
    <style:style style:name="T287_2" style:family="text">
      <style:text-properties fo:color="#990000" style:font-name="Consolas" style:font-name-asian="Consolas" style:font-name-complex="Consolas"/>
    </style:style>
    <style:style style:name="T287_3" style:family="text">
      <style:text-properties fo:color="#990000" style:font-name="Consolas" style:font-name-asian="Consolas" style:font-name-complex="Consolas"/>
    </style:style>
    <style:style style:name="T287_4" style:family="text">
      <style:text-properties style:font-name="Consolas" style:font-name-asian="Consolas" style:font-name-complex="Consolas"/>
    </style:style>
    <style:style style:name="T287_5" style:family="text">
      <style:text-properties fo:color="#990000" style:font-name="Consolas" style:font-name-asian="Consolas" style:font-name-complex="Consolas"/>
    </style:style>
    <style:style style:name="T287_6" style:family="text">
      <style:text-properties fo:color="#434343"/>
    </style:style>
    <style:style style:name="T287_7" style:family="text">
      <style:text-properties fo:color="#434343"/>
    </style:style>
    <style:style style:name="T287_8" style:family="text">
      <style:text-properties fo:color="#434343"/>
    </style:style>
    <style:style style:name="T287_9" style:family="text">
      <style:text-properties fo:color="#434343"/>
    </style:style>
    <style:style style:name="T287_10" style:family="text">
      <style:text-properties fo:color="#434343"/>
    </style:style>
    <style:style style:name="T287_11" style:family="text">
      <style:text-properties fo:color="#434343"/>
    </style:style>
    <style:style style:name="T287_12" style:family="text">
      <style:text-properties fo:color="#434343"/>
    </style:style>
    <style:style style:name="T287_13" style:family="text">
      <style:text-properties fo:color="#434343"/>
    </style:style>
    <style:style style:name="T287_14" style:family="text">
      <style:text-properties fo:color="#434343"/>
    </style:style>
    <style:style style:name="T287_15" style:family="text">
      <style:text-properties fo:color="#434343"/>
    </style:style>
    <style:style style:name="T287_16" style:family="text">
      <style:text-properties fo:color="#434343"/>
    </style:style>
    <style:style style:name="P288" style:family="paragraph" style:parent-style-name="Standard">
      <style:paragraph-properties fo:break-before="auto" fo:line-height="115%" fo:margin-right="-0.459cm" style:writing-mode="lr-tb"/>
    </style:style>
    <style:style style:name="T288_1" style:family="text">
      <style:text-properties fo:color="#990000" style:font-name="Consolas" style:font-name-asian="Consolas" style:font-name-complex="Consolas"/>
    </style:style>
    <style:style style:name="T288_2" style:family="text">
      <style:text-properties fo:color="#990000" style:font-name="Consolas" style:font-name-asian="Consolas" style:font-name-complex="Consolas"/>
    </style:style>
    <style:style style:name="T288_3" style:family="text">
      <style:text-properties fo:color="#990000" style:font-name="Consolas" style:font-name-asian="Consolas" style:font-name-complex="Consolas"/>
    </style:style>
    <style:style style:name="T288_4" style:family="text">
      <style:text-properties style:font-name="Consolas" style:font-name-asian="Consolas" style:font-name-complex="Consolas"/>
    </style:style>
    <style:style style:name="T288_5" style:family="text">
      <style:text-properties fo:color="#990000" style:font-name="Consolas" style:font-name-asian="Consolas" style:font-name-complex="Consolas"/>
    </style:style>
    <style:style style:name="T288_6" style:family="text">
      <style:text-properties fo:color="#434343"/>
    </style:style>
    <style:style style:name="T288_7" style:family="text">
      <style:text-properties fo:color="#434343"/>
    </style:style>
    <style:style style:name="T288_8" style:family="text">
      <style:text-properties fo:color="#434343"/>
    </style:style>
    <style:style style:name="T288_9" style:family="text">
      <style:text-properties fo:color="#434343"/>
    </style:style>
    <style:style style:name="T288_10" style:family="text">
      <style:text-properties fo:color="#434343"/>
    </style:style>
    <style:style style:name="T288_11" style:family="text">
      <style:text-properties fo:color="#434343"/>
    </style:style>
    <style:style style:name="T288_12" style:family="text">
      <style:text-properties fo:color="#434343"/>
    </style:style>
    <style:style style:name="T288_13" style:family="text">
      <style:text-properties fo:color="#434343"/>
    </style:style>
    <style:style style:name="T288_14" style:family="text">
      <style:text-properties fo:color="#434343"/>
    </style:style>
    <style:style style:name="T288_15" style:family="text">
      <style:text-properties fo:color="#434343"/>
    </style:style>
    <style:style style:name="T288_16" style:family="text">
      <style:text-properties fo:color="#434343"/>
    </style:style>
    <style:style style:name="P289" style:family="paragraph" style:parent-style-name="Standard">
      <style:paragraph-properties fo:break-before="auto" fo:line-height="115%" fo:margin-right="-0.459cm" style:writing-mode="lr-tb"/>
      <style:text-properties fo:color="#434343"/>
    </style:style>
    <style:style style:name="Table14" style:family="table">
      <style:table-properties table:align="left" style:width="15.734cm" fo:margin-left="0cm"/>
    </style:style>
    <style:style style:name="Column33" style:family="table-column">
      <style:table-column-properties style:column-width="2.972cm"/>
    </style:style>
    <style:style style:name="Column34" style:family="table-column">
      <style:table-column-properties style:column-width="12.762cm"/>
    </style:style>
    <style:style style:name="Row46" style:family="table-row"/>
    <style:style style:name="Cell10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0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0_2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0_3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6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1_1" style:family="text">
      <style:text-properties fo:background-color="#cfe2f3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7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2_1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8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4_1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9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6_1" style:family="text">
      <style:text-properties style:text-line-through-style="none" fo:font-style="normal" style:font-style-asian="normal" style:font-style-complex="normal" fo:color="#38761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0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8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1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0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2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2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3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4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4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6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5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8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6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0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7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2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8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4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59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6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60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8_1" style:family="text">
      <style:text-properties style:text-line-through-style="none" fo:font-style="normal" style:font-style-asian="normal" style:font-style-complex="normal" fo:color="#99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15%" fo:margin-top="0cm" fo:margin-bottom="0cm" fo:margin-left="0cm" fo:margin-right="-0.459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break-before="auto" fo:line-height="115%" style:writing-mode="lr-tb"/>
    </style:style>
    <style:style style:name="P32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PI</text:span><text:span text:style-name="T1_2"><text:s/></text:span><text:span text:style-name="T1_3">Specification</text:span><text:span text:style-name="T1_4"><text:s/></text:span><text:span text:style-name="T1_5">Doc</text:span></text:p>
      <text:p text:style-name="P2"/>
      <text:p text:style-name="P3"><text:span text:style-name="T3_1">(</text:span><text:span text:style-name="T3_2">Chilly</text:span><text:span text:style-name="T3_3"><text:s/></text:span><text:span text:style-name="T3_4">Recipes</text:span><text:span text:style-name="T3_5"><text:s/></text:span><text:span text:style-name="T3_6">App</text:span><text:span text:style-name="T3_7">)</text:span></text:p>
      <text:p text:style-name="P4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"><text:span text:style-name="T5_1">Version</text:span></text:p>
          </table:table-cell>
          <table:table-cell table:style-name="Cell2">
            <text:p text:style-name="P6"><text:span text:style-name="T6_1">Date</text:span></text:p>
          </table:table-cell>
          <table:table-cell table:style-name="Cell3">
            <text:p text:style-name="P7"><text:span text:style-name="T7_1">Author</text:span></text:p>
          </table:table-cell>
          <table:table-cell table:style-name="Cell4">
            <text:p text:style-name="P8"><text:span text:style-name="T8_1">Description</text:span></text:p>
          </table:table-cell>
        </table:table-row>
        <table:table-row table:style-name="Row2">
          <table:table-cell table:style-name="Cell5">
            <text:p text:style-name="P9"><text:span text:style-name="T9_1">1.0</text:span></text:p>
          </table:table-cell>
          <table:table-cell table:style-name="Cell6">
            <text:p text:style-name="P10"><text:span text:style-name="T10_1">05-</text:span><text:span text:style-name="T10_2">Oct</text:span><text:span text:style-name="T10_3">-2012</text:span></text:p>
          </table:table-cell>
          <table:table-cell table:style-name="Cell7">
            <text:p text:style-name="P11"><text:span text:style-name="T11_1">Saurabh</text:span><text:span text:style-name="T11_2"><text:s/>(</text:span><text:span text:style-name="T11_3">rebugged</text:span><text:span text:style-name="T11_4">.</text:span><text:span text:style-name="T11_5">com</text:span><text:span text:style-name="T11_6">)</text:span></text:p>
          </table:table-cell>
          <table:table-cell table:style-name="Cell8">
            <text:p text:style-name="P12"><text:span text:style-name="T12_1">Initial</text:span><text:span text:style-name="T12_2"><text:s/></text:span><text:span text:style-name="T12_3">draft</text:span></text:p>
          </table:table-cell>
        </table:table-row>
        <table:table-row table:style-name="Row3">
          <table:table-cell table:style-name="Cell9">
            <text:p text:style-name="P13"><text:span text:style-name="T13_1">1.1</text:span></text:p>
          </table:table-cell>
          <table:table-cell table:style-name="Cell10">
            <text:p text:style-name="P14"><text:span text:style-name="T14_1">17-</text:span><text:span text:style-name="T14_2">Nov</text:span><text:span text:style-name="T14_3">-2012</text:span></text:p>
          </table:table-cell>
          <table:table-cell table:style-name="Cell11">
            <text:p text:style-name="P15"><text:span text:style-name="T15_1">Saurabh</text:span><text:span text:style-name="T15_2"><text:s/>(</text:span><text:span text:style-name="T15_3">rebugged</text:span><text:span text:style-name="T15_4">.</text:span><text:span text:style-name="T15_5">com</text:span><text:span text:style-name="T15_6">)</text:span></text:p>
          </table:table-cell>
          <table:table-cell table:style-name="Cell12">
            <text:p text:style-name="P16"><text:span text:style-name="T16_1">Added</text:span><text:span text:style-name="T16_2"><text:s/></text:span><text:span text:style-name="T16_3">version</text:span><text:span text:style-name="T16_4"><text:s/></text:span><text:span text:style-name="T16_5">number</text:span><text:span text:style-name="T16_6"><text:s/></text:span><text:span text:style-name="T16_7">in</text:span><text:span text:style-name="T16_8"><text:s/></text:span><text:span text:style-name="T16_9">response</text:span></text:p>
          </table:table-cell>
        </table:table-row>
      </table:table>
      <text:p text:style-name="P17"/>
      <text:h text:style-name="P18" text:outline-level="10"><text:bookmark-start text:name="h.jiqojry61jpd"/><text:bookmark-end text:name="h.jiqojry61jpd"/></text:h>
      <text:h text:style-name="P19" text:outline-level="10"><text:bookmark-start text:name="h.khgc4j6re6x1"/><text:bookmark-end text:name="h.khgc4j6re6x1"/></text:h>
      <text:h text:style-name="P20" text:outline-level="10"><text:bookmark-start text:name="h.m1mjvlf9q4hz"/><text:bookmark-end text:name="h.m1mjvlf9q4hz"/></text:h>
      <text:p text:style-name="P21"><text:bookmark-start text:name="h.2k160dq1pfh6"/><text:bookmark-end text:name="h.2k160dq1pfh6"/><text:bookmark-start text:name="h.yfrcd2koc7we"/><text:bookmark-end text:name="h.yfrcd2koc7we"/><text:span text:style-name="T21_1">Index</text:span></text:p>
      <text:p text:style-name="P22"><text:span text:style-name="T22_1"><text:a xlink:type="simple" xlink:href="#h.bit7idv2ancx"><text:span text:style-name="T22_2">1.<text:s/></text:span></text:a></text:span><text:span text:style-name="T22_3"><text:a xlink:type="simple" xlink:href="#h.bit7idv2ancx"><text:span text:style-name="T22_4">login</text:span></text:a></text:span></text:p>
      <text:p text:style-name="P23"><text:span text:style-name="T23_1"><text:a xlink:type="simple" xlink:href="#h.kd6tjl5w5wjo"><text:span text:style-name="T23_2">Request</text:span></text:a></text:span></text:p>
      <text:p text:style-name="P24"><text:span text:style-name="T24_1"><text:a xlink:type="simple" xlink:href="#h.8b7ijrpuamb8"><text:span text:style-name="T24_2">Response</text:span></text:a></text:span></text:p>
      <text:p text:style-name="P25"><text:span text:style-name="T25_1"><text:a xlink:type="simple" xlink:href="#h.9t094e45sg90"><text:span text:style-name="T25_2">2.<text:s/></text:span></text:a></text:span><text:span text:style-name="T25_3"><text:a xlink:type="simple" xlink:href="#h.9t094e45sg90"><text:span text:style-name="T25_4">get</text:span></text:a></text:span><text:span text:style-name="T25_5"><text:a xlink:type="simple" xlink:href="#h.9t094e45sg90"><text:span text:style-name="T25_6"><text:s/></text:span></text:a></text:span><text:span text:style-name="T25_7"><text:a xlink:type="simple" xlink:href="#h.9t094e45sg90"><text:span text:style-name="T25_8">updates</text:span></text:a></text:span></text:p>
      <text:p text:style-name="P26"><text:span text:style-name="T26_1"><text:a xlink:type="simple" xlink:href="#h.38pypefkb82"><text:span text:style-name="T26_2">Request</text:span></text:a></text:span></text:p>
      <text:p text:style-name="P27"><text:span text:style-name="T27_1"><text:a xlink:type="simple" xlink:href="#h.47awg09ehquu"><text:span text:style-name="T27_2">Response</text:span></text:a></text:span></text:p>
      <text:p text:style-name="P28"><text:span text:style-name="T28_1"><text:a xlink:type="simple" xlink:href="#h.9mc75gzfq3m3"><text:span text:style-name="T28_2">3.<text:s/></text:span></text:a></text:span><text:span text:style-name="T28_3"><text:a xlink:type="simple" xlink:href="#h.9mc75gzfq3m3"><text:span text:style-name="T28_4">deletions</text:span></text:a></text:span></text:p>
      <text:p text:style-name="P29"><text:span text:style-name="T29_1"><text:a xlink:type="simple" xlink:href="#h.xtszbus9yomc"><text:span text:style-name="T29_2">Request</text:span></text:a></text:span></text:p>
      <text:p text:style-name="P30"><text:span text:style-name="T30_1"><text:a xlink:type="simple" xlink:href="#h.xuhh3y4ufz7"><text:span text:style-name="T30_2">Response</text:span></text:a></text:span></text:p>
      <text:p text:style-name="P31"><text:span text:style-name="T31_1"><text:a xlink:type="simple" xlink:href="#h.p8sbwmpv82e8"><text:span text:style-name="T31_2">4.<text:s/></text:span></text:a></text:span><text:span text:style-name="T31_3"><text:a xlink:type="simple" xlink:href="#h.p8sbwmpv82e8"><text:span text:style-name="T31_4">get</text:span></text:a></text:span><text:span text:style-name="T31_5"><text:a xlink:type="simple" xlink:href="#h.p8sbwmpv82e8"><text:span text:style-name="T31_6"><text:s/></text:span></text:a></text:span><text:span text:style-name="T31_7"><text:a xlink:type="simple" xlink:href="#h.p8sbwmpv82e8"><text:span text:style-name="T31_8">recipe</text:span></text:a></text:span><text:span text:style-name="T31_9"><text:a xlink:type="simple" xlink:href="#h.p8sbwmpv82e8"><text:span text:style-name="T31_10"><text:s/></text:span></text:a></text:span><text:span text:style-name="T31_11"><text:a xlink:type="simple" xlink:href="#h.p8sbwmpv82e8"><text:span text:style-name="T31_12">image</text:span></text:a></text:span></text:p>
      <text:p text:style-name="P32"><text:span text:style-name="T32_1"><text:a xlink:type="simple" xlink:href="#h.iaps2dh7l2m2"><text:span text:style-name="T32_2">Request</text:span></text:a></text:span></text:p>
      <text:p text:style-name="P33"><text:span text:style-name="T33_1"><text:a xlink:type="simple" xlink:href="#h.fvf6lulvf6wv"><text:span text:style-name="T33_2">Response</text:span></text:a></text:span></text:p>
      <text:p text:style-name="P34"/>
      <text:p text:style-name="P35"><text:span text:style-name="T35_1"><text:a xlink:type="simple" xlink:href="#h.uk42zio712fb"><text:span text:style-name="T35_2">Conventions</text:span></text:a></text:span></text:p>
      <text:p text:style-name="P36"><text:span text:style-name="T36_1"><text:a xlink:type="simple" xlink:href="#h.of6ke88xwee4"><text:span text:style-name="T36_2">Status</text:span></text:a></text:span><text:span text:style-name="T36_3"><text:a xlink:type="simple" xlink:href="#h.of6ke88xwee4"><text:span text:style-name="T36_4"><text:s/></text:span></text:a></text:span><text:span text:style-name="T36_5"><text:a xlink:type="simple" xlink:href="#h.of6ke88xwee4"><text:span text:style-name="T36_6">Codes</text:span></text:a></text:span></text:p>
      <text:p text:style-name="P37"/>
      <text:h text:style-name="P38" text:outline-level="10"><text:bookmark-start text:name="h.jupl1bnjgjda"/><text:bookmark-end text:name="h.jupl1bnjgjda"/></text:h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h text:style-name="P51" text:outline-level="10"><text:bookmark-start text:name="h.jczofp3hlih3"/><text:bookmark-end text:name="h.jczofp3hlih3"/></text:h>
      <text:p text:style-name="P52"><text:bookmark-start text:name="h.77kp9bjgsn01"/><text:bookmark-end text:name="h.77kp9bjgsn01"/><text:bookmark-start text:name="h.7ad4ze4y8cx"/><text:bookmark-end text:name="h.7ad4ze4y8cx"/><text:span text:style-name="T52_1">Methods</text:span></text:p>
      <text:h text:style-name="P53" text:outline-level="10"><text:bookmark-start text:name="h.bit7idv2ancx"/><text:bookmark-end text:name="h.bit7idv2ancx"/><text:span text:style-name="T53_1">1.<text:s/></text:span><text:span text:style-name="T53_2">login</text:span></text:h>
      <text:p text:style-name="P54"><text:span text:style-name="T54_1">Authenticate</text:span><text:span text:style-name="T54_2"><text:s/></text:span><text:span text:style-name="T54_3">the</text:span><text:span text:style-name="T54_4"><text:s/></text:span><text:span text:style-name="T54_5">user</text:span><text:span text:style-name="T54_6"><text:s/></text:span><text:span text:style-name="T54_7">with</text:span><text:span text:style-name="T54_8"><text:s/></text:span><text:span text:style-name="T54_9">the</text:span><text:span text:style-name="T54_10"><text:s/></text:span><text:span text:style-name="T54_11">system</text:span><text:span text:style-name="T54_12"><text:s/></text:span><text:span text:style-name="T54_13">and</text:span><text:span text:style-name="T54_14"><text:s/></text:span><text:span text:style-name="T54_15">obtain</text:span><text:span text:style-name="T54_16"><text:s/></text:span><text:span text:style-name="T54_17">the</text:span><text:span text:style-name="T54_18"><text:s/></text:span><text:span text:style-name="T54_19">auth</text:span><text:span text:style-name="T54_20">_</text:span><text:span text:style-name="T54_21">token</text:span></text:p>
      <text:h text:style-name="P55" text:outline-level="10"><text:bookmark-start text:name="h.kd6tjl5w5wjo"/><text:bookmark-end text:name="h.kd6tjl5w5wjo"/><text:span text:style-name="T55_1">Request</text:span></text:h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56"><text:span text:style-name="T56_1">Method</text:span></text:p>
          </table:table-cell>
          <table:table-cell table:style-name="Cell14">
            <text:p text:style-name="P57"><text:span text:style-name="T57_1">URL</text:span><text:span text:style-name="T57_2"><text:s text:c="12"/></text:span></text:p>
          </table:table-cell>
        </table:table-row>
        <table:table-row table:style-name="Row5">
          <table:table-cell table:style-name="Cell15">
            <text:p text:style-name="P58"><text:span text:style-name="T58_1">POST</text:span></text:p>
          </table:table-cell>
          <table:table-cell table:style-name="Cell16">
            <text:p text:style-name="P59"><text:span text:style-name="T59_1">api</text:span><text:span text:style-name="T59_2">/</text:span><text:span text:style-name="T59_3">login</text:span><text:span text:style-name="T59_4">/</text:span></text:p>
          </table:table-cell>
        </table:table-row>
      </table:table>
      <text:p text:style-name="P60"/>
      <text:p text:style-name="P61"/>
      <table:table table:style-name="Table3">
        <table:table-column table:style-name="Column7"/>
        <table:table-column table:style-name="Column8"/>
        <table:table-column table:style-name="Column9"/>
        <table:table-row table:style-name="Row6">
          <table:table-cell table:style-name="Cell17">
            <text:p text:style-name="P62"><text:span text:style-name="T62_1">Type</text:span></text:p>
          </table:table-cell>
          <table:table-cell table:style-name="Cell18">
            <text:p text:style-name="P63"><text:span text:style-name="T63_1">Params</text:span></text:p>
          </table:table-cell>
          <table:table-cell table:style-name="Cell19">
            <text:p text:style-name="P64"><text:span text:style-name="T64_1">Values</text:span></text:p>
          </table:table-cell>
        </table:table-row>
        <table:table-row table:style-name="Row7">
          <table:table-cell table:style-name="Cell20">
            <text:p text:style-name="P65"><text:span text:style-name="T65_1">HEAD</text:span></text:p>
            <text:p text:style-name="P66"><text:span text:style-name="T66_1">POST</text:span></text:p>
            <text:p text:style-name="P67"><text:span text:style-name="T67_1">POST</text:span></text:p>
          </table:table-cell>
          <table:table-cell table:style-name="Cell21">
            <text:p text:style-name="P68"><text:span text:style-name="T68_1">api</text:span><text:span text:style-name="T68_2">_</text:span><text:span text:style-name="T68_3">key</text:span></text:p>
            <text:p text:style-name="P69"><text:span text:style-name="T69_1">username</text:span></text:p>
            <text:p text:style-name="P70"><text:span text:style-name="T70_1">password</text:span></text:p>
          </table:table-cell>
          <table:table-cell table:style-name="Cell22">
            <text:p text:style-name="P71"><text:span text:style-name="T71_1">string</text:span></text:p>
            <text:p text:style-name="P72"><text:span text:style-name="T72_1">string</text:span></text:p>
            <text:p text:style-name="P73"><text:span text:style-name="T73_1">string</text:span></text:p>
          </table:table-cell>
        </table:table-row>
      </table:table>
      <text:p text:style-name="P74"/>
      <text:p text:style-name="P75"/>
      <text:p text:style-name="P76"><text:span text:style-name="T76_1">api</text:span><text:span text:style-name="T76_2">_</text:span><text:span text:style-name="T76_3">key</text:span></text:p>
      <text:p text:style-name="P77"><text:span text:style-name="T77_1"><text:s/></text:span><text:span text:style-name="T77_2">api</text:span><text:span text:style-name="T77_3">_</text:span><text:span text:style-name="T77_4">key</text:span><text:span text:style-name="T77_5"><text:s/></text:span><text:span text:style-name="T77_6"><text:s/></text:span><text:span text:style-name="T77_7">must</text:span><text:span text:style-name="T77_8"><text:s/></text:span><text:span text:style-name="T77_9">be</text:span><text:span text:style-name="T77_10"><text:s/></text:span><text:span text:style-name="T77_11">sent</text:span><text:span text:style-name="T77_12"><text:s/></text:span><text:span text:style-name="T77_13">with</text:span><text:span text:style-name="T77_14"><text:s/></text:span><text:span text:style-name="T77_15">all</text:span><text:span text:style-name="T77_16"><text:s/></text:span><text:span text:style-name="T77_17">client</text:span><text:span text:style-name="T77_18"><text:s/></text:span><text:span text:style-name="T77_19">requests</text:span><text:span text:style-name="T77_20">.<text:s/></text:span><text:span text:style-name="T77_21">The</text:span><text:span text:style-name="T77_22"><text:s/></text:span><text:span text:style-name="T77_23">api</text:span><text:span text:style-name="T77_24">_</text:span><text:span text:style-name="T77_25">key</text:span><text:span text:style-name="T77_26"><text:s/></text:span><text:span text:style-name="T77_27">helps</text:span><text:span text:style-name="T77_28"><text:s/></text:span><text:span text:style-name="T77_29">the</text:span><text:span text:style-name="T77_30"><text:s/></text:span><text:span text:style-name="T77_31">server</text:span><text:span text:style-name="T77_32"><text:s/></text:span><text:span text:style-name="T77_33">to</text:span><text:span text:style-name="T77_34"><text:s/></text:span><text:span text:style-name="T77_35">validate</text:span><text:span text:style-name="T77_36"><text:s/></text:span><text:span text:style-name="T77_37">the</text:span><text:span text:style-name="T77_38"><text:s/></text:span><text:span text:style-name="T77_39">request</text:span><text:span text:style-name="T77_40"><text:s/></text:span><text:span text:style-name="T77_41">source</text:span><text:span text:style-name="T77_42">.</text:span></text:p>
      <text:p text:style-name="P78"/>
      <text:h text:style-name="P79" text:outline-level="10"><text:bookmark-start text:name="h.8b7ijrpuamb8"/><text:bookmark-end text:name="h.8b7ijrpuamb8"/><text:span text:style-name="T79_1">Response</text:span></text:h>
      <table:table table:style-name="Table4">
        <table:table-column table:style-name="Column10"/>
        <table:table-column table:style-name="Column11"/>
        <table:table-row table:style-name="Row8">
          <table:table-cell table:style-name="Cell23">
            <text:p text:style-name="P80"><text:span text:style-name="T80_1">Status</text:span></text:p>
          </table:table-cell>
          <table:table-cell table:style-name="Cell24">
            <text:p text:style-name="P81"><text:span text:style-name="T81_1">Response</text:span></text:p>
          </table:table-cell>
        </table:table-row>
        <table:table-row table:style-name="Row9">
          <table:table-cell table:style-name="Cell25">
            <text:p text:style-name="P82"><text:span text:style-name="T82_1">200</text:span></text:p>
          </table:table-cell>
          <table:table-cell table:style-name="Cell26">
            <text:p text:style-name="P83"><text:span text:style-name="T83_1">{</text:span></text:p>
            <text:p text:style-name="P84"><text:span text:style-name="T84_1"><text:s text:c="4"/>"</text:span><text:span text:style-name="T84_2">auth</text:span><text:span text:style-name="T84_3">_</text:span><text:span text:style-name="T84_4">key</text:span><text:span text:style-name="T84_5">":<text:s/></text:span><text:span text:style-name="T84_6">&lt;</text:span><text:span text:style-name="T84_7">auth</text:span><text:span text:style-name="T84_8">_</text:span><text:span text:style-name="T84_9">key</text:span><text:span text:style-name="T84_10">&gt;</text:span></text:p>
            <text:p text:style-name="P85"><text:span text:style-name="T85_1">}</text:span></text:p>
            <text:p text:style-name="P86"/>
            <text:p text:style-name="P87"/>
            <text:p text:style-name="P88"><text:span text:style-name="T88_1">auth</text:span><text:span text:style-name="T88_2">_</text:span><text:span text:style-name="T88_3">key</text:span><text:span text:style-name="T88_4"><text:s/></text:span><text:span text:style-name="T88_5">(</text:span><text:span text:style-name="T88_6">string</text:span><text:span text:style-name="T88_7">)</text:span><text:span text:style-name="T88_8"><text:s/>-<text:s/></text:span><text:span text:style-name="T88_9">all</text:span><text:span text:style-name="T88_10"><text:s/></text:span><text:span text:style-name="T88_11">further</text:span><text:span text:style-name="T88_12"><text:s/></text:span><text:span text:style-name="T88_13">API</text:span><text:span text:style-name="T88_14"><text:s/></text:span><text:span text:style-name="T88_15">calls</text:span><text:span text:style-name="T88_16"><text:s/></text:span><text:span text:style-name="T88_17">must</text:span><text:span text:style-name="T88_18"><text:s/></text:span><text:span text:style-name="T88_19">have</text:span><text:span text:style-name="T88_20"><text:s/></text:span><text:span text:style-name="T88_21">this</text:span><text:span text:style-name="T88_22"><text:s/></text:span><text:span text:style-name="T88_23">key</text:span><text:span text:style-name="T88_24"><text:s/></text:span><text:span text:style-name="T88_25">in</text:span><text:span text:style-name="T88_26"><text:s/></text:span><text:span text:style-name="T88_27">header</text:span></text:p>
          </table:table-cell>
        </table:table-row>
        <table:table-row table:style-name="Row10">
          <table:table-cell table:style-name="Cell27">
            <text:p text:style-name="P89"><text:span text:style-name="T89_1">403</text:span></text:p>
          </table:table-cell>
          <table:table-cell table:style-name="Cell28">
            <text:p text:style-name="P90"><text:span text:style-name="T90_1">{"</text:span><text:span text:style-name="T90_2">error</text:span><text:span text:style-name="T90_3">":"</text:span><text:span text:style-name="T90_4">API</text:span><text:span text:style-name="T90_5"><text:s/></text:span><text:span text:style-name="T90_6">key</text:span><text:span text:style-name="T90_7"><text:s/></text:span><text:span text:style-name="T90_8">is</text:span><text:span text:style-name="T90_9"><text:s/></text:span><text:span text:style-name="T90_10">missing</text:span><text:span text:style-name="T90_11">.</text:span><text:span text:style-name="T90_12">"}</text:span></text:p>
          </table:table-cell>
        </table:table-row>
        <table:table-row table:style-name="Row11">
          <table:table-cell table:style-name="Cell29">
            <text:p text:style-name="P91"><text:span text:style-name="T91_1">400</text:span></text:p>
          </table:table-cell>
          <table:table-cell table:style-name="Cell30">
            <text:p text:style-name="P92"><text:span text:style-name="T92_1">{"</text:span><text:span text:style-name="T92_2">error</text:span><text:span text:style-name="T92_3">":"</text:span><text:span text:style-name="T92_4">Please</text:span><text:span text:style-name="T92_5"><text:s/></text:span><text:span text:style-name="T92_6">provide</text:span><text:span text:style-name="T92_7"><text:s/></text:span><text:span text:style-name="T92_8">username</text:span><text:span text:style-name="T92_9">."}</text:span></text:p>
          </table:table-cell>
        </table:table-row>
        <table:table-row table:style-name="Row12">
          <table:table-cell table:style-name="Cell31">
            <text:p text:style-name="P93"><text:span text:style-name="T93_1">400</text:span></text:p>
          </table:table-cell>
          <table:table-cell table:style-name="Cell32">
            <text:p text:style-name="P94"><text:span text:style-name="T94_1">{"</text:span><text:span text:style-name="T94_2">error</text:span><text:span text:style-name="T94_3">":"</text:span><text:span text:style-name="T94_4">Please</text:span><text:span text:style-name="T94_5"><text:s/></text:span><text:span text:style-name="T94_6">provide</text:span><text:span text:style-name="T94_7"><text:s/></text:span><text:span text:style-name="T94_8">password</text:span><text:span text:style-name="T94_9">."}</text:span></text:p>
          </table:table-cell>
        </table:table-row>
        <table:table-row table:style-name="Row13">
          <table:table-cell table:style-name="Cell33">
            <text:p text:style-name="P95"><text:span text:style-name="T95_1">401</text:span></text:p>
          </table:table-cell>
          <table:table-cell table:style-name="Cell34">
            <text:p text:style-name="P96"><text:span text:style-name="T96_1">{"</text:span><text:span text:style-name="T96_2">error</text:span><text:span text:style-name="T96_3">":"</text:span><text:span text:style-name="T96_4">Invalid</text:span><text:span text:style-name="T96_5"><text:s/></text:span><text:span text:style-name="T96_6">API</text:span><text:span text:style-name="T96_7"><text:s/></text:span><text:span text:style-name="T96_8">key</text:span><text:span text:style-name="T96_9">."}</text:span></text:p>
          </table:table-cell>
        </table:table-row>
        <table:table-row table:style-name="Row14">
          <table:table-cell table:style-name="Cell35">
            <text:p text:style-name="P97"><text:span text:style-name="T97_1">401</text:span></text:p>
          </table:table-cell>
          <table:table-cell table:style-name="Cell36">
            <text:p text:style-name="P98"><text:span text:style-name="T98_1">{"</text:span><text:span text:style-name="T98_2">error</text:span><text:span text:style-name="T98_3">":"</text:span><text:span text:style-name="T98_4">Incorrect</text:span><text:span text:style-name="T98_5"><text:s/></text:span><text:span text:style-name="T98_6">username</text:span><text:span text:style-name="T98_7"><text:s/></text:span><text:span text:style-name="T98_8">or</text:span><text:span text:style-name="T98_9"><text:s/></text:span><text:span text:style-name="T98_10">password</text:span><text:span text:style-name="T98_11">."}</text:span></text:p>
          </table:table-cell>
        </table:table-row>
        <table:table-row table:style-name="Row15">
          <table:table-cell table:style-name="Cell37">
            <text:p text:style-name="P99"><text:span text:style-name="T99_1">500</text:span></text:p>
          </table:table-cell>
          <table:table-cell table:style-name="Cell38">
            <text:p text:style-name="P100"><text:span text:style-name="T100_1">{"</text:span><text:span text:style-name="T100_2">error</text:span><text:span text:style-name="T100_3">":"</text:span><text:span text:style-name="T100_4">Something</text:span><text:span text:style-name="T100_5"><text:s/></text:span><text:span text:style-name="T100_6">went</text:span><text:span text:style-name="T100_7"><text:s/></text:span><text:span text:style-name="T100_8">wrong</text:span><text:span text:style-name="T100_9">.<text:s/></text:span><text:span text:style-name="T100_10">Please</text:span><text:span text:style-name="T100_11"><text:s/></text:span><text:span text:style-name="T100_12">try</text:span><text:span text:style-name="T100_13"><text:s/></text:span><text:span text:style-name="T100_14">again</text:span><text:span text:style-name="T100_15"><text:s/></text:span><text:span text:style-name="T100_16">later</text:span><text:span text:style-name="T100_17">."}</text:span></text:p>
          </table:table-cell>
        </table:table-row>
      </table:table>
      <text:p text:style-name="P101"/>
      <text:p text:style-name="P102"/>
      <text:p text:style-name="P103"/>
      <text:p text:style-name="P104"/>
      <text:h text:style-name="P105" text:outline-level="10"><text:bookmark-start text:name="h.9t094e45sg90"/><text:bookmark-end text:name="h.9t094e45sg90"/><text:span text:style-name="T105_1">2.<text:s/></text:span><text:span text:style-name="T105_2">get</text:span><text:span text:style-name="T105_3"><text:s/></text:span><text:span text:style-name="T105_4">updates</text:span></text:h>
      <text:p text:style-name="P106"><text:span text:style-name="T106_1">Get</text:span><text:span text:style-name="T106_2"><text:s/></text:span><text:span text:style-name="T106_3">the</text:span><text:span text:style-name="T106_4"><text:s/></text:span><text:span text:style-name="T106_5">new</text:span><text:span text:style-name="T106_6"><text:s/></text:span><text:span text:style-name="T106_7">updates</text:span></text:p>
      <text:h text:style-name="P107" text:outline-level="10"><text:bookmark-start text:name="h.38pypefkb82"/><text:bookmark-end text:name="h.38pypefkb82"/><text:span text:style-name="T107_1">Request</text:span></text:h>
      <table:table table:style-name="Table5">
        <table:table-column table:style-name="Column12"/>
        <table:table-column table:style-name="Column13"/>
        <table:table-row table:style-name="Row16">
          <table:table-cell table:style-name="Cell39">
            <text:p text:style-name="P108"><text:span text:style-name="T108_1">Method</text:span></text:p>
          </table:table-cell>
          <table:table-cell table:style-name="Cell40">
            <text:p text:style-name="P109"><text:span text:style-name="T109_1">URL</text:span><text:span text:style-name="T109_2"><text:s text:c="12"/></text:span></text:p>
          </table:table-cell>
        </table:table-row>
        <table:table-row table:style-name="Row17">
          <table:table-cell table:style-name="Cell41">
            <text:p text:style-name="P110"><text:span text:style-name="T110_1">POST</text:span></text:p>
          </table:table-cell>
          <table:table-cell table:style-name="Cell42">
            <text:p text:style-name="P111"><text:span text:style-name="T111_1">api</text:span><text:span text:style-name="T111_2">/</text:span><text:span text:style-name="T111_3">updates</text:span><text:span text:style-name="T111_4">/</text:span></text:p>
          </table:table-cell>
        </table:table-row>
      </table:table>
      <text:p text:style-name="P112"/>
      <text:p text:style-name="P113"/>
      <table:table table:style-name="Table6">
        <table:table-column table:style-name="Column14"/>
        <table:table-column table:style-name="Column15"/>
        <table:table-column table:style-name="Column16"/>
        <table:table-row table:style-name="Row18">
          <table:table-cell table:style-name="Cell43">
            <text:p text:style-name="P114"><text:span text:style-name="T114_1">Type</text:span></text:p>
          </table:table-cell>
          <table:table-cell table:style-name="Cell44">
            <text:p text:style-name="P115"><text:span text:style-name="T115_1">Params</text:span></text:p>
          </table:table-cell>
          <table:table-cell table:style-name="Cell45">
            <text:p text:style-name="P116"><text:span text:style-name="T116_1">Values</text:span></text:p>
          </table:table-cell>
        </table:table-row>
        <table:table-row table:style-name="Row19">
          <table:table-cell table:style-name="Cell46">
            <text:p text:style-name="P117"><text:span text:style-name="T117_1">HEAD</text:span></text:p>
            <text:p text:style-name="P118"><text:span text:style-name="T118_1">POST</text:span></text:p>
          </table:table-cell>
          <table:table-cell table:style-name="Cell47">
            <text:p text:style-name="P119"><text:span text:style-name="T119_1">auth</text:span><text:span text:style-name="T119_2">_</text:span><text:span text:style-name="T119_3">key</text:span></text:p>
            <text:p text:style-name="P120"><text:span text:style-name="T120_1">version</text:span></text:p>
          </table:table-cell>
          <table:table-cell table:style-name="Cell48">
            <text:p text:style-name="P121"><text:span text:style-name="T121_1">string</text:span></text:p>
            <text:p text:style-name="P122"><text:span text:style-name="T122_1">number</text:span></text:p>
          </table:table-cell>
        </table:table-row>
      </table:table>
      <text:p text:style-name="P123"/>
      <text:p text:style-name="P124"/>
      <text:p text:style-name="P125"><text:span text:style-name="T125_1">auth</text:span><text:span text:style-name="T125_2">_</text:span><text:span text:style-name="T125_3">key</text:span></text:p>
      <text:p text:style-name="P126"><text:span text:style-name="T126_1">The</text:span><text:span text:style-name="T126_2"><text:s/></text:span><text:span text:style-name="T126_3"><text:s/></text:span><text:span text:style-name="T126_4">auth</text:span><text:span text:style-name="T126_5">_</text:span><text:span text:style-name="T126_6">key</text:span><text:span text:style-name="T126_7"><text:s/></text:span><text:span text:style-name="T126_8"><text:s/></text:span><text:span text:style-name="T126_9">that</text:span><text:span text:style-name="T126_10"><text:s/></text:span><text:span text:style-name="T126_11">was</text:span><text:span text:style-name="T126_12"><text:s/></text:span><text:span text:style-name="T126_13">given</text:span><text:span text:style-name="T126_14"><text:s/></text:span><text:span text:style-name="T126_15">in</text:span><text:span text:style-name="T126_16"><text:s/></text:span><text:span text:style-name="T126_17">response</text:span><text:span text:style-name="T126_18"><text:s/></text:span><text:span text:style-name="T126_19">to</text:span><text:span text:style-name="T126_20"><text:s/></text:span><text:span text:style-name="T126_21">/</text:span><text:span text:style-name="T126_22">api</text:span><text:span text:style-name="T126_23">/</text:span><text:span text:style-name="T126_24">login</text:span></text:p>
      <text:p text:style-name="P127"/>
      <text:p text:style-name="P128"><text:span text:style-name="T128_1">version</text:span></text:p>
      <text:p text:style-name="P129"><text:span text:style-name="T129_1">The</text:span><text:span text:style-name="T129_2"><text:s/></text:span><text:span text:style-name="T129_3">current</text:span><text:span text:style-name="T129_4"><text:s/></text:span><text:span text:style-name="T129_5">version</text:span><text:span text:style-name="T129_6"><text:s/></text:span><text:span text:style-name="T129_7">of</text:span><text:span text:style-name="T129_8"><text:s/></text:span><text:span text:style-name="T129_9">internal</text:span><text:span text:style-name="T129_10"><text:s/></text:span><text:span text:style-name="T129_11">recipe</text:span><text:span text:style-name="T129_12"><text:s/></text:span><text:span text:style-name="T129_13">database</text:span><text:span text:style-name="T129_14">.<text:s/></text:span><text:span text:style-name="T129_15">Each</text:span><text:span text:style-name="T129_16"><text:s/></text:span><text:span text:style-name="T129_17">time</text:span><text:span text:style-name="T129_18"><text:s/></text:span><text:span text:style-name="T129_19">when</text:span><text:span text:style-name="T129_20"><text:s/></text:span><text:span text:style-name="T129_21">updates</text:span><text:span text:style-name="T129_22"><text:s/></text:span><text:span text:style-name="T129_23">are</text:span><text:span text:style-name="T129_24"><text:s/></text:span><text:span text:style-name="T129_25">pulled</text:span><text:span text:style-name="T129_26"><text:s/></text:span><text:span text:style-name="T129_27">from</text:span><text:span text:style-name="T129_28"><text:s/></text:span><text:span text:style-name="T129_29">the</text:span><text:span text:style-name="T129_30"><text:s/></text:span><text:span text:style-name="T129_31">server</text:span><text:span text:style-name="T129_32"><text:s/></text:span><text:span text:style-name="T129_33">through</text:span><text:span text:style-name="T129_34"><text:s/></text:span><text:span text:style-name="T129_35">the</text:span><text:span text:style-name="T129_36"><text:s/></text:span><text:span text:style-name="T129_37">web</text:span><text:span text:style-name="T129_38"><text:s/></text:span><text:span text:style-name="T129_39">service</text:span><text:span text:style-name="T129_40">,<text:s/></text:span><text:span text:style-name="T129_41">the</text:span><text:span text:style-name="T129_42"><text:s/></text:span><text:span text:style-name="T129_43">internal</text:span><text:span text:style-name="T129_44"><text:s/></text:span><text:span text:style-name="T129_45">database</text:span><text:span text:style-name="T129_46"><text:s/></text:span><text:span text:style-name="T129_47">version</text:span><text:span text:style-name="T129_48"><text:s/></text:span><text:span text:style-name="T129_49">is</text:span><text:span text:style-name="T129_50"><text:s/></text:span><text:span text:style-name="T129_51">incremented</text:span><text:span text:style-name="T129_52">.</text:span></text:p>
      <text:p text:style-name="P130"/>
      <text:h text:style-name="P131" text:outline-level="10"><text:bookmark-start text:name="h.47awg09ehquu"/><text:bookmark-end text:name="h.47awg09ehquu"/><text:span text:style-name="T131_1">Response</text:span></text:h>
      <table:table table:style-name="Table7">
        <table:table-column table:style-name="Column17"/>
        <table:table-column table:style-name="Column18"/>
        <table:table-row table:style-name="Row20">
          <table:table-cell table:style-name="Cell49">
            <text:p text:style-name="P132"><text:span text:style-name="T132_1">Status</text:span></text:p>
          </table:table-cell>
          <table:table-cell table:style-name="Cell50">
            <text:p text:style-name="P133"><text:span text:style-name="T133_1">Response</text:span></text:p>
          </table:table-cell>
        </table:table-row>
        <table:table-row table:style-name="Row21">
          <table:table-cell table:style-name="Cell51">
            <text:p text:style-name="P134"><text:span text:style-name="T134_1">200</text:span></text:p>
          </table:table-cell>
          <table:table-cell table:style-name="Cell52">
            <text:p text:style-name="P135"><text:span text:style-name="T135_1">Response</text:span><text:span text:style-name="T135_2"><text:s/></text:span><text:span text:style-name="T135_3">will</text:span><text:span text:style-name="T135_4"><text:s/></text:span><text:span text:style-name="T135_5">be</text:span><text:span text:style-name="T135_6"><text:s/></text:span><text:span text:style-name="T135_7">an</text:span><text:span text:style-name="T135_8"><text:s/></text:span><text:span text:style-name="T135_9">object</text:span><text:span text:style-name="T135_10"><text:s/></text:span><text:span text:style-name="T135_11">containing</text:span><text:span text:style-name="T135_12"><text:s/></text:span><text:span text:style-name="T135_13">the</text:span><text:span text:style-name="T135_14"><text:s/></text:span><text:span text:style-name="T135_15">list</text:span><text:span text:style-name="T135_16"><text:s/></text:span><text:span text:style-name="T135_17">of</text:span><text:span text:style-name="T135_18"><text:s/></text:span><text:span text:style-name="T135_19">recipes</text:span><text:span text:style-name="T135_20"><text:s/>(</text:span><text:span text:style-name="T135_21">array</text:span><text:span text:style-name="T135_22">)<text:s/></text:span></text:p>
            <text:p text:style-name="P136"><text:span text:style-name="T136_1">as</text:span><text:span text:style-name="T136_2"><text:s/></text:span><text:span text:style-name="T136_3">well</text:span><text:span text:style-name="T136_4"><text:s/></text:span><text:span text:style-name="T136_5">as</text:span><text:span text:style-name="T136_6"><text:s/></text:span><text:span text:style-name="T136_7">the</text:span><text:span text:style-name="T136_8"><text:s/></text:span><text:span text:style-name="T136_9">updated</text:span><text:span text:style-name="T136_10"><text:s/></text:span><text:span text:style-name="T136_11">recipe</text:span><text:span text:style-name="T136_12"><text:s/></text:span><text:span text:style-name="T136_13">database</text:span><text:span text:style-name="T136_14">.<text:s/></text:span><text:span text:style-name="T136_15">Each</text:span><text:span text:style-name="T136_16"><text:s/></text:span><text:span text:style-name="T136_17">item</text:span><text:span text:style-name="T136_18"><text:s/></text:span><text:span text:style-name="T136_19">in</text:span><text:span text:style-name="T136_20"><text:s/></text:span><text:span text:style-name="T136_21">the</text:span><text:span text:style-name="T136_22"><text:s/></text:span><text:span text:style-name="T136_23">recipe</text:span><text:span text:style-name="T136_24"><text:s/></text:span><text:span text:style-name="T136_25">array</text:span><text:span text:style-name="T136_26"><text:s/></text:span><text:span text:style-name="T136_27">has</text:span><text:span text:style-name="T136_28"><text:s/></text:span><text:span text:style-name="T136_29">the</text:span><text:span text:style-name="T136_30"><text:s/></text:span><text:span text:style-name="T136_31">following</text:span><text:span text:style-name="T136_32"><text:s/></text:span><text:span text:style-name="T136_33">structure</text:span><text:span text:style-name="T136_34">.</text:span></text:p>
            <text:p text:style-name="P137"/>
            <text:p text:style-name="P138"><text:span text:style-name="T138_1">{</text:span></text:p>
            <text:p text:style-name="P139"><text:span text:style-name="T139_1"><text:s text:c="4"/>"</text:span><text:span text:style-name="T139_2">recipe</text:span><text:span text:style-name="T139_3">_</text:span><text:span text:style-name="T139_4">id</text:span><text:span text:style-name="T139_5">":<text:s/>10,</text:span></text:p>
            <text:p text:style-name="P140"><text:span text:style-name="T140_1"><text:s text:c="4"/>"</text:span><text:span text:style-name="T140_2">title</text:span><text:span text:style-name="T140_3">":<text:s/>"</text:span><text:span text:style-name="T140_4">Green</text:span><text:span text:style-name="T140_5"><text:s/></text:span><text:span text:style-name="T140_6">Chilly</text:span><text:span text:style-name="T140_7"><text:s/></text:span><text:span text:style-name="T140_8">Salad</text:span><text:span text:style-name="T140_9">",</text:span></text:p>
            <text:p text:style-name="P141"><text:span text:style-name="T141_1"><text:s text:c="4"/>"</text:span><text:span text:style-name="T141_2">category</text:span><text:span text:style-name="T141_3">":<text:s/>1,</text:span></text:p>
            <text:p text:style-name="P142"><text:span text:style-name="T142_1"><text:s text:c="4"/>"</text:span><text:span text:style-name="T142_2">ingredients</text:span><text:span text:style-name="T142_3">":<text:s/>{</text:span></text:p>
            <text:p text:style-name="P143"><text:span text:style-name="T143_1"><text:s text:c="8"/>"</text:span><text:span text:style-name="T143_2">Green</text:span><text:span text:style-name="T143_3"><text:s/></text:span><text:span text:style-name="T143_4">Chilly</text:span><text:span text:style-name="T143_5">":<text:s/>"1<text:s/></text:span><text:span text:style-name="T143_6">kg</text:span><text:span text:style-name="T143_7">",</text:span></text:p>
            <text:p text:style-name="P144"><text:span text:style-name="T144_1"><text:s text:c="8"/>"</text:span><text:span text:style-name="T144_2">Salt</text:span><text:span text:style-name="T144_3">":<text:s/>"0.5<text:s/></text:span><text:span text:style-name="T144_4">tbsp</text:span><text:span text:style-name="T144_5">"</text:span></text:p>
            <text:p text:style-name="P145"><text:span text:style-name="T145_1"><text:s text:c="4"/>},</text:span></text:p>
            <text:p text:style-name="P146"><text:span text:style-name="T146_1"><text:s text:c="4"/>"</text:span><text:span text:style-name="T146_2">steps</text:span><text:span text:style-name="T146_3">":<text:s/>[</text:span></text:p>
            <text:p text:style-name="P147"><text:span text:style-name="T147_1"><text:s text:c="8"/>"</text:span><text:span text:style-name="T147_2">First</text:span><text:span text:style-name="T147_3"><text:s/></text:span><text:span text:style-name="T147_4">clean</text:span><text:span text:style-name="T147_5"><text:s/></text:span><text:span text:style-name="T147_6">and</text:span><text:span text:style-name="T147_7"><text:s/></text:span><text:span text:style-name="T147_8">cut</text:span><text:span text:style-name="T147_9"><text:s/></text:span><text:span text:style-name="T147_10">the</text:span><text:span text:style-name="T147_11"><text:s/></text:span><text:span text:style-name="T147_12">chillies</text:span><text:span text:style-name="T147_13">",</text:span></text:p>
            <text:p text:style-name="P148"><text:span text:style-name="T148_1"><text:s text:c="8"/>"</text:span><text:span text:style-name="T148_2">Now</text:span><text:span text:style-name="T148_3"><text:s/></text:span><text:span text:style-name="T148_4">you</text:span><text:span text:style-name="T148_5"><text:s/></text:span><text:span text:style-name="T148_6">can</text:span><text:span text:style-name="T148_7"><text:s/></text:span><text:span text:style-name="T148_8">eat</text:span><text:span text:style-name="T148_9">."</text:span></text:p>
            <text:p text:style-name="P149"><text:span text:style-name="T149_1"><text:s text:c="4"/>],</text:span></text:p>
            <text:p text:style-name="P150"><text:span text:style-name="T150_1"><text:s text:c="4"/>"</text:span><text:span text:style-name="T150_2">remarks</text:span><text:span text:style-name="T150_3">":<text:s/>"</text:span><text:span text:style-name="T150_4">serves</text:span><text:span text:style-name="T150_5"><text:s/>2<text:s/></text:span><text:span text:style-name="T150_6">people</text:span><text:span text:style-name="T150_7">"</text:span></text:p>
            <text:p text:style-name="P151"><text:span text:style-name="T151_1">}</text:span></text:p>
            <text:p text:style-name="P152"/>
            <text:p text:style-name="P153"><text:span text:style-name="T153_1">An</text:span><text:span text:style-name="T153_2"><text:s/></text:span><text:span text:style-name="T153_3">example</text:span><text:span text:style-name="T153_4"><text:s/></text:span><text:span text:style-name="T153_5">response</text:span><text:span text:style-name="T153_6"><text:s/></text:span><text:span text:style-name="T153_7">is</text:span><text:span text:style-name="T153_8">:-</text:span></text:p>
            <text:p text:style-name="P154"><text:span text:style-name="T154_1">{</text:span></text:p>
            <text:p text:style-name="P155"><text:span text:style-name="T155_1"><text:s text:c="4"/>"</text:span><text:span text:style-name="T155_2">recipes</text:span><text:span text:style-name="T155_3">":<text:s/>[</text:span></text:p>
            <text:p text:style-name="P156"><text:span text:style-name="T156_1"><text:s text:c="8"/>{</text:span></text:p>
            <text:p text:style-name="P157"><text:span text:style-name="T157_1"><text:s text:c="12"/>"</text:span><text:span text:style-name="T157_2">recipe</text:span><text:span text:style-name="T157_3">_</text:span><text:span text:style-name="T157_4">id</text:span><text:span text:style-name="T157_5">":<text:s/>10,</text:span></text:p>
            <text:p text:style-name="P158"><text:span text:style-name="T158_1"><text:s text:c="12"/>"</text:span><text:span text:style-name="T158_2">title</text:span><text:span text:style-name="T158_3">":<text:s/>"</text:span><text:span text:style-name="T158_4">Green</text:span><text:span text:style-name="T158_5"><text:s/></text:span><text:span text:style-name="T158_6">Leaf</text:span><text:span text:style-name="T158_7"><text:s/></text:span><text:span text:style-name="T158_8">Curry</text:span><text:span text:style-name="T158_9">",</text:span></text:p>
            <text:p text:style-name="P159"><text:span text:style-name="T159_1"><text:s text:c="12"/>"</text:span><text:span text:style-name="T159_2">category</text:span><text:span text:style-name="T159_3">":<text:s/>1,</text:span></text:p>
            <text:p text:style-name="P160"><text:span text:style-name="T160_1"><text:s text:c="12"/>"</text:span><text:span text:style-name="T160_2">ingredients</text:span><text:span text:style-name="T160_3">":<text:s/>{</text:span></text:p>
            <text:p text:style-name="P161"><text:span text:style-name="T161_1"><text:s text:c="16"/>"</text:span><text:span text:style-name="T161_2">Green</text:span><text:span text:style-name="T161_3"><text:s/></text:span><text:span text:style-name="T161_4">leaf</text:span><text:span text:style-name="T161_5">":<text:s/>"1<text:s/></text:span><text:span text:style-name="T161_6">kg</text:span><text:span text:style-name="T161_7">",</text:span></text:p>
            <text:p text:style-name="P162"><text:span text:style-name="T162_1"><text:s text:c="16"/>"</text:span><text:span text:style-name="T162_2">Salt</text:span><text:span text:style-name="T162_3">":<text:s/>"0.5<text:s/></text:span><text:span text:style-name="T162_4">tbsp</text:span><text:span text:style-name="T162_5">"</text:span></text:p>
            <text:p text:style-name="P163"><text:span text:style-name="T163_1"><text:s text:c="12"/>},</text:span></text:p>
            <text:p text:style-name="P164"><text:span text:style-name="T164_1"><text:s text:c="12"/>"</text:span><text:span text:style-name="T164_2">steps</text:span><text:span text:style-name="T164_3">":<text:s/>[</text:span></text:p>
            <text:p text:style-name="P165"><text:span text:style-name="T165_1"><text:s text:c="16"/>"</text:span><text:span text:style-name="T165_2">First</text:span><text:span text:style-name="T165_3"><text:s/></text:span><text:span text:style-name="T165_4">clean</text:span><text:span text:style-name="T165_5"><text:s/></text:span><text:span text:style-name="T165_6">and</text:span><text:span text:style-name="T165_7"><text:s/></text:span><text:span text:style-name="T165_8">cut</text:span><text:span text:style-name="T165_9"><text:s/></text:span><text:span text:style-name="T165_10">the</text:span><text:span text:style-name="T165_11"><text:s/></text:span><text:span text:style-name="T165_12">leaves</text:span><text:span text:style-name="T165_13">",</text:span></text:p>
            <text:p text:style-name="P166"><text:span text:style-name="T166_1"><text:s text:c="16"/>"</text:span><text:span text:style-name="T166_2">Now</text:span><text:span text:style-name="T166_3"><text:s/></text:span><text:span text:style-name="T166_4">you</text:span><text:span text:style-name="T166_5"><text:s/></text:span><text:span text:style-name="T166_6">can</text:span><text:span text:style-name="T166_7"><text:s/></text:span><text:span text:style-name="T166_8">eat</text:span><text:span text:style-name="T166_9">."</text:span></text:p>
            <text:p text:style-name="P167"><text:span text:style-name="T167_1"><text:s text:c="12"/>],</text:span></text:p>
            <text:p text:style-name="P168"><text:span text:style-name="T168_1"><text:s text:c="12"/>"</text:span><text:span text:style-name="T168_2">remarks</text:span><text:span text:style-name="T168_3">":<text:s/>"</text:span><text:span text:style-name="T168_4">serves</text:span><text:span text:style-name="T168_5"><text:s/>2<text:s/></text:span><text:span text:style-name="T168_6">people</text:span><text:span text:style-name="T168_7">"</text:span></text:p>
            <text:p text:style-name="P169"><text:span text:style-name="T169_1"><text:s text:c="8"/>}</text:span></text:p>
            <text:p text:style-name="P170"><text:span text:style-name="T170_1"><text:s text:c="4"/>],</text:span></text:p>
            <text:p text:style-name="P171"><text:span text:style-name="T171_1"><text:s text:c="4"/>"</text:span><text:span text:style-name="T171_2">version</text:span><text:span text:style-name="T171_3">":<text:s/>"4"</text:span></text:p>
            <text:p text:style-name="P172"><text:span text:style-name="T172_1">}</text:span></text:p>
          </table:table-cell>
        </table:table-row>
        <table:table-row table:style-name="Row22">
          <table:table-cell table:style-name="Cell53">
            <text:p text:style-name="P173"><text:span text:style-name="T173_1">400</text:span></text:p>
          </table:table-cell>
          <table:table-cell table:style-name="Cell54">
            <text:p text:style-name="P174"><text:span text:style-name="T174_1">{"</text:span><text:span text:style-name="T174_2">error</text:span><text:span text:style-name="T174_3">":"</text:span><text:span text:style-name="T174_4">Please</text:span><text:span text:style-name="T174_5"><text:s/></text:span><text:span text:style-name="T174_6">specify</text:span><text:span text:style-name="T174_7"><text:s/></text:span><text:span text:style-name="T174_8">database</text:span><text:span text:style-name="T174_9"><text:s/></text:span><text:span text:style-name="T174_10">version</text:span><text:span text:style-name="T174_11">."}</text:span></text:p>
          </table:table-cell>
        </table:table-row>
        <table:table-row table:style-name="Row23">
          <table:table-cell table:style-name="Cell55">
            <text:p text:style-name="P175"><text:span text:style-name="T175_1">400</text:span></text:p>
          </table:table-cell>
          <table:table-cell table:style-name="Cell56">
            <text:p text:style-name="P176"><text:span text:style-name="T176_1">{"</text:span><text:span text:style-name="T176_2">error</text:span><text:span text:style-name="T176_3">":"</text:span><text:span text:style-name="T176_4">Invalid</text:span><text:span text:style-name="T176_5"><text:s/></text:span><text:span text:style-name="T176_6">database</text:span><text:span text:style-name="T176_7"><text:s/></text:span><text:span text:style-name="T176_8">version</text:span><text:span text:style-name="T176_9">."}</text:span></text:p>
          </table:table-cell>
        </table:table-row>
        <table:table-row table:style-name="Row24">
          <table:table-cell table:style-name="Cell57">
            <text:p text:style-name="P177"><text:span text:style-name="T177_1">401</text:span></text:p>
          </table:table-cell>
          <table:table-cell table:style-name="Cell58">
            <text:p text:style-name="P178"><text:span text:style-name="T178_1">{"</text:span><text:span text:style-name="T178_2">error</text:span><text:span text:style-name="T178_3">":"</text:span><text:span text:style-name="T178_4">Invalid</text:span><text:span text:style-name="T178_5"><text:s/></text:span><text:span text:style-name="T178_6">API</text:span><text:span text:style-name="T178_7"><text:s/></text:span><text:span text:style-name="T178_8">key</text:span><text:span text:style-name="T178_9">."}</text:span></text:p>
          </table:table-cell>
        </table:table-row>
        <table:table-row table:style-name="Row25">
          <table:table-cell table:style-name="Cell59">
            <text:p text:style-name="P179"><text:span text:style-name="T179_1">500</text:span></text:p>
          </table:table-cell>
          <table:table-cell table:style-name="Cell60">
            <text:p text:style-name="P180"><text:span text:style-name="T180_1">{"</text:span><text:span text:style-name="T180_2">error</text:span><text:span text:style-name="T180_3">":"</text:span><text:span text:style-name="T180_4">Something</text:span><text:span text:style-name="T180_5"><text:s/></text:span><text:span text:style-name="T180_6">went</text:span><text:span text:style-name="T180_7"><text:s/></text:span><text:span text:style-name="T180_8">wrong</text:span><text:span text:style-name="T180_9">.<text:s/></text:span><text:span text:style-name="T180_10">Please</text:span><text:span text:style-name="T180_11"><text:s/></text:span><text:span text:style-name="T180_12">try</text:span><text:span text:style-name="T180_13"><text:s/></text:span><text:span text:style-name="T180_14">again</text:span><text:span text:style-name="T180_15"><text:s/></text:span><text:span text:style-name="T180_16">later</text:span><text:span text:style-name="T180_17">."}</text:span></text:p>
          </table:table-cell>
        </table:table-row>
      </table:table>
      <text:p text:style-name="P181"/>
      <text:p text:style-name="P182"/>
      <text:p text:style-name="P183"/>
      <text:p text:style-name="P184"/>
      <text:h text:style-name="P185" text:outline-level="10"><text:bookmark-start text:name="h.9mc75gzfq3m3"/><text:bookmark-end text:name="h.9mc75gzfq3m3"/><text:span text:style-name="T185_1">3.<text:s/></text:span><text:span text:style-name="T185_2">deletions</text:span></text:h>
      <text:p text:style-name="P186"><text:span text:style-name="T186_1">Get</text:span><text:span text:style-name="T186_2"><text:s/></text:span><text:span text:style-name="T186_3">the</text:span><text:span text:style-name="T186_4"><text:s/></text:span><text:span text:style-name="T186_5">recipes</text:span><text:span text:style-name="T186_6"><text:s/></text:span><text:span text:style-name="T186_7">that</text:span><text:span text:style-name="T186_8"><text:s/></text:span><text:span text:style-name="T186_9">were</text:span><text:span text:style-name="T186_10"><text:s/></text:span><text:span text:style-name="T186_11">deleted</text:span><text:span text:style-name="T186_12"><text:s/></text:span><text:span text:style-name="T186_13">from</text:span><text:span text:style-name="T186_14"><text:s/></text:span><text:span text:style-name="T186_15">the</text:span><text:span text:style-name="T186_16"><text:s/></text:span><text:span text:style-name="T186_17">web</text:span><text:span text:style-name="T186_18"><text:s/></text:span><text:span text:style-name="T186_19">interface</text:span><text:span text:style-name="T186_20">,<text:s/></text:span><text:span text:style-name="T186_21">so</text:span><text:span text:style-name="T186_22"><text:s/></text:span><text:span text:style-name="T186_23">that</text:span><text:span text:style-name="T186_24"><text:s/></text:span><text:span text:style-name="T186_25">they</text:span><text:span text:style-name="T186_26"><text:s/></text:span><text:span text:style-name="T186_27">can</text:span><text:span text:style-name="T186_28"><text:s/></text:span><text:span text:style-name="T186_29">be</text:span><text:span text:style-name="T186_30"><text:s/></text:span><text:span text:style-name="T186_31">deleted</text:span><text:span text:style-name="T186_32"><text:s/></text:span><text:span text:style-name="T186_33">from</text:span><text:span text:style-name="T186_34"><text:s/></text:span><text:span text:style-name="T186_35">the</text:span><text:span text:style-name="T186_36"><text:s/></text:span><text:span text:style-name="T186_37">internal</text:span><text:span text:style-name="T186_38"><text:s/></text:span><text:span text:style-name="T186_39">database</text:span><text:span text:style-name="T186_40"><text:s/></text:span><text:span text:style-name="T186_41">also</text:span><text:span text:style-name="T186_42">.</text:span></text:p>
      <text:h text:style-name="P187" text:outline-level="10"><text:bookmark-start text:name="h.xtszbus9yomc"/><text:bookmark-end text:name="h.xtszbus9yomc"/><text:span text:style-name="T187_1">Request</text:span></text:h>
      <table:table table:style-name="Table8">
        <table:table-column table:style-name="Column19"/>
        <table:table-column table:style-name="Column20"/>
        <table:table-row table:style-name="Row26">
          <table:table-cell table:style-name="Cell61">
            <text:p text:style-name="P188"><text:span text:style-name="T188_1">Method</text:span></text:p>
          </table:table-cell>
          <table:table-cell table:style-name="Cell62">
            <text:p text:style-name="P189"><text:span text:style-name="T189_1">URL</text:span><text:span text:style-name="T189_2"><text:s text:c="12"/></text:span></text:p>
          </table:table-cell>
        </table:table-row>
        <table:table-row table:style-name="Row27">
          <table:table-cell table:style-name="Cell63">
            <text:p text:style-name="P190"><text:span text:style-name="T190_1">POST</text:span></text:p>
          </table:table-cell>
          <table:table-cell table:style-name="Cell64">
            <text:p text:style-name="P191"><text:span text:style-name="T191_1">api</text:span><text:span text:style-name="T191_2">/</text:span><text:span text:style-name="T191_3">deletions</text:span><text:span text:style-name="T191_4">/</text:span></text:p>
          </table:table-cell>
        </table:table-row>
      </table:table>
      <text:p text:style-name="P192"/>
      <text:p text:style-name="P193"/>
      <text:p text:style-name="P194"/>
      <table:table table:style-name="Table9">
        <table:table-column table:style-name="Column21"/>
        <table:table-column table:style-name="Column22"/>
        <table:table-column table:style-name="Column23"/>
        <table:table-row table:style-name="Row28">
          <table:table-cell table:style-name="Cell65">
            <text:p text:style-name="P195"><text:span text:style-name="T195_1">Type</text:span></text:p>
          </table:table-cell>
          <table:table-cell table:style-name="Cell66">
            <text:p text:style-name="P196"><text:span text:style-name="T196_1">Params</text:span></text:p>
          </table:table-cell>
          <table:table-cell table:style-name="Cell67">
            <text:p text:style-name="P197"><text:span text:style-name="T197_1">Values</text:span></text:p>
          </table:table-cell>
        </table:table-row>
        <table:table-row table:style-name="Row29">
          <table:table-cell table:style-name="Cell68">
            <text:p text:style-name="P198"><text:span text:style-name="T198_1">HEAD</text:span></text:p>
            <text:p text:style-name="P199"><text:span text:style-name="T199_1">POST</text:span></text:p>
          </table:table-cell>
          <table:table-cell table:style-name="Cell69">
            <text:p text:style-name="P200"><text:span text:style-name="T200_1">auth</text:span><text:span text:style-name="T200_2">_</text:span><text:span text:style-name="T200_3">key</text:span></text:p>
            <text:p text:style-name="P201"><text:span text:style-name="T201_1">version</text:span></text:p>
          </table:table-cell>
          <table:table-cell table:style-name="Cell70">
            <text:p text:style-name="P202"><text:span text:style-name="T202_1">string</text:span></text:p>
            <text:p text:style-name="P203"><text:span text:style-name="T203_1">number</text:span></text:p>
          </table:table-cell>
        </table:table-row>
      </table:table>
      <text:p text:style-name="P204"/>
      <text:p text:style-name="P205"/>
      <text:p text:style-name="P206"><text:span text:style-name="T206_1">version</text:span></text:p>
      <text:p text:style-name="P207"><text:span text:style-name="T207_1">The</text:span><text:span text:style-name="T207_2"><text:s/></text:span><text:span text:style-name="T207_3">current</text:span><text:span text:style-name="T207_4"><text:s/></text:span><text:span text:style-name="T207_5">version</text:span><text:span text:style-name="T207_6"><text:s/></text:span><text:span text:style-name="T207_7">of</text:span><text:span text:style-name="T207_8"><text:s/></text:span><text:span text:style-name="T207_9">internal</text:span><text:span text:style-name="T207_10"><text:s/></text:span><text:span text:style-name="T207_11">database</text:span><text:span text:style-name="T207_12">.<text:s/></text:span><text:span text:style-name="T207_13">Each</text:span><text:span text:style-name="T207_14"><text:s/></text:span><text:span text:style-name="T207_15">time</text:span><text:span text:style-name="T207_16"><text:s/></text:span><text:span text:style-name="T207_17">when</text:span><text:span text:style-name="T207_18"><text:s/></text:span><text:span text:style-name="T207_19">updates</text:span><text:span text:style-name="T207_20"><text:s/></text:span><text:span text:style-name="T207_21">are</text:span><text:span text:style-name="T207_22"><text:s/></text:span><text:span text:style-name="T207_23">pulled</text:span><text:span text:style-name="T207_24"><text:s/></text:span><text:span text:style-name="T207_25">from</text:span><text:span text:style-name="T207_26"><text:s/></text:span><text:span text:style-name="T207_27">the</text:span><text:span text:style-name="T207_28"><text:s/></text:span><text:span text:style-name="T207_29">API</text:span><text:span text:style-name="T207_30">,<text:s/></text:span><text:span text:style-name="T207_31">the</text:span><text:span text:style-name="T207_32"><text:s/></text:span><text:span text:style-name="T207_33">internal</text:span><text:span text:style-name="T207_34"><text:s/></text:span><text:span text:style-name="T207_35">database</text:span><text:span text:style-name="T207_36"><text:s/></text:span><text:span text:style-name="T207_37">version</text:span><text:span text:style-name="T207_38"><text:s/></text:span><text:span text:style-name="T207_39">increases</text:span><text:span text:style-name="T207_40">.</text:span></text:p>
      <text:p text:style-name="P208"/>
      <text:h text:style-name="P209" text:outline-level="10"><text:bookmark-start text:name="h.xuhh3y4ufz7"/><text:bookmark-end text:name="h.xuhh3y4ufz7"/><text:span text:style-name="T209_1">Response</text:span></text:h>
      <table:table table:style-name="Table10">
        <table:table-column table:style-name="Column24"/>
        <table:table-column table:style-name="Column25"/>
        <table:table-row table:style-name="Row30">
          <table:table-cell table:style-name="Cell71">
            <text:p text:style-name="P210"><text:span text:style-name="T210_1">Status</text:span></text:p>
          </table:table-cell>
          <table:table-cell table:style-name="Cell72">
            <text:p text:style-name="P211"><text:span text:style-name="T211_1">Response</text:span></text:p>
          </table:table-cell>
        </table:table-row>
        <table:table-row table:style-name="Row31">
          <table:table-cell table:style-name="Cell73">
            <text:p text:style-name="P212"><text:span text:style-name="T212_1">200</text:span></text:p>
          </table:table-cell>
          <table:table-cell table:style-name="Cell74">
            <text:p text:style-name="P213"><text:span text:style-name="T213_1">An</text:span><text:span text:style-name="T213_2"><text:s/></text:span><text:span text:style-name="T213_3">array</text:span><text:span text:style-name="T213_4"><text:s/></text:span><text:span text:style-name="T213_5">containing</text:span><text:span text:style-name="T213_6"><text:s/></text:span><text:span text:style-name="T213_7">the</text:span><text:span text:style-name="T213_8"><text:s/></text:span><text:span text:style-name="T213_9">ID</text:span><text:span text:style-name="T213_10">’</text:span><text:span text:style-name="T213_11">s</text:span><text:span text:style-name="T213_12"><text:s/></text:span><text:span text:style-name="T213_13">of</text:span><text:span text:style-name="T213_14"><text:s/></text:span><text:span text:style-name="T213_15">recipes</text:span><text:span text:style-name="T213_16"><text:s/></text:span><text:span text:style-name="T213_17">to</text:span><text:span text:style-name="T213_18"><text:s/></text:span><text:span text:style-name="T213_19">delete</text:span><text:span text:style-name="T213_20"><text:s/></text:span><text:span text:style-name="T213_21">is</text:span><text:span text:style-name="T213_22"><text:s/></text:span><text:span text:style-name="T213_23">given</text:span></text:p>
            <text:p text:style-name="P214"/>
            <text:p text:style-name="P215"><text:span text:style-name="T215_1">Example</text:span><text:span text:style-name="T215_2"><text:s/></text:span><text:span text:style-name="T215_3">response</text:span><text:span text:style-name="T215_4">:-</text:span></text:p>
            <text:p text:style-name="P216"/>
            <text:p text:style-name="P217"><text:span text:style-name="T217_1">{"</text:span><text:span text:style-name="T217_2">deletions</text:span><text:span text:style-name="T217_3">":[10,11,40],<text:s/>"</text:span><text:span text:style-name="T217_4">version</text:span><text:span text:style-name="T217_5">":"5"}</text:span></text:p>
          </table:table-cell>
        </table:table-row>
        <table:table-row table:style-name="Row32">
          <table:table-cell table:style-name="Cell75">
            <text:p text:style-name="P218"><text:span text:style-name="T218_1">400</text:span></text:p>
          </table:table-cell>
          <table:table-cell table:style-name="Cell76">
            <text:p text:style-name="P219"><text:span text:style-name="T219_1">{"</text:span><text:span text:style-name="T219_2">error</text:span><text:span text:style-name="T219_3">":"</text:span><text:span text:style-name="T219_4">Please</text:span><text:span text:style-name="T219_5"><text:s/></text:span><text:span text:style-name="T219_6">specify</text:span><text:span text:style-name="T219_7"><text:s/></text:span><text:span text:style-name="T219_8">database</text:span><text:span text:style-name="T219_9"><text:s/></text:span><text:span text:style-name="T219_10">version</text:span><text:span text:style-name="T219_11">."}</text:span></text:p>
          </table:table-cell>
        </table:table-row>
        <table:table-row table:style-name="Row33">
          <table:table-cell table:style-name="Cell77">
            <text:p text:style-name="P220"><text:span text:style-name="T220_1">400</text:span></text:p>
          </table:table-cell>
          <table:table-cell table:style-name="Cell78">
            <text:p text:style-name="P221"><text:span text:style-name="T221_1">{"</text:span><text:span text:style-name="T221_2">error</text:span><text:span text:style-name="T221_3">":"</text:span><text:span text:style-name="T221_4">Invalid</text:span><text:span text:style-name="T221_5"><text:s/></text:span><text:span text:style-name="T221_6">database</text:span><text:span text:style-name="T221_7"><text:s/></text:span><text:span text:style-name="T221_8">version</text:span><text:span text:style-name="T221_9">."}</text:span></text:p>
          </table:table-cell>
        </table:table-row>
        <table:table-row table:style-name="Row34">
          <table:table-cell table:style-name="Cell79">
            <text:p text:style-name="P222"><text:span text:style-name="T222_1">401</text:span></text:p>
          </table:table-cell>
          <table:table-cell table:style-name="Cell80">
            <text:p text:style-name="P223"><text:span text:style-name="T223_1">{"</text:span><text:span text:style-name="T223_2">error</text:span><text:span text:style-name="T223_3">":"</text:span><text:span text:style-name="T223_4">Invalid</text:span><text:span text:style-name="T223_5"><text:s/></text:span><text:span text:style-name="T223_6">Auth</text:span><text:span text:style-name="T223_7"><text:s/></text:span><text:span text:style-name="T223_8">key</text:span><text:span text:style-name="T223_9">."}</text:span></text:p>
          </table:table-cell>
        </table:table-row>
        <table:table-row table:style-name="Row35">
          <table:table-cell table:style-name="Cell81">
            <text:p text:style-name="P224"><text:span text:style-name="T224_1">500</text:span></text:p>
          </table:table-cell>
          <table:table-cell table:style-name="Cell82">
            <text:p text:style-name="P225"><text:span text:style-name="T225_1">{"</text:span><text:span text:style-name="T225_2">error</text:span><text:span text:style-name="T225_3">":"</text:span><text:span text:style-name="T225_4">Something</text:span><text:span text:style-name="T225_5"><text:s/></text:span><text:span text:style-name="T225_6">went</text:span><text:span text:style-name="T225_7"><text:s/></text:span><text:span text:style-name="T225_8">wrong</text:span><text:span text:style-name="T225_9">.<text:s/></text:span><text:span text:style-name="T225_10">Please</text:span><text:span text:style-name="T225_11"><text:s/></text:span><text:span text:style-name="T225_12">try</text:span><text:span text:style-name="T225_13"><text:s/></text:span><text:span text:style-name="T225_14">again</text:span><text:span text:style-name="T225_15"><text:s/></text:span><text:span text:style-name="T225_16">later</text:span><text:span text:style-name="T225_17">."}</text:span></text:p>
          </table:table-cell>
        </table:table-row>
      </table:table>
      <text:p text:style-name="P226"/>
      <text:p text:style-name="P227"/>
      <text:p text:style-name="P228"/>
      <text:h text:style-name="P229" text:outline-level="10"><text:bookmark-start text:name="h.p8sbwmpv82e8"/><text:bookmark-end text:name="h.p8sbwmpv82e8"/><text:span text:style-name="T229_1">4.<text:s/></text:span><text:span text:style-name="T229_2">get</text:span><text:span text:style-name="T229_3"><text:s/></text:span><text:span text:style-name="T229_4">recipe</text:span><text:span text:style-name="T229_5"><text:s/></text:span><text:span text:style-name="T229_6">image</text:span></text:h>
      <text:p text:style-name="P230"><text:span text:style-name="T230_1">Get</text:span><text:span text:style-name="T230_2"><text:s/></text:span><text:span text:style-name="T230_3">more</text:span><text:span text:style-name="T230_4"><text:s/></text:span><text:span text:style-name="T230_5">information</text:span><text:span text:style-name="T230_6"><text:s/></text:span><text:span text:style-name="T230_7">on</text:span><text:span text:style-name="T230_8"><text:s/></text:span><text:span text:style-name="T230_9">a</text:span><text:span text:style-name="T230_10"><text:s/></text:span><text:span text:style-name="T230_11">particular</text:span><text:span text:style-name="T230_12"><text:s/></text:span><text:span text:style-name="T230_13">recipe</text:span></text:p>
      <text:h text:style-name="P231" text:outline-level="10"><text:bookmark-start text:name="h.iaps2dh7l2m2"/><text:bookmark-end text:name="h.iaps2dh7l2m2"/><text:span text:style-name="T231_1">Request</text:span></text:h>
      <table:table table:style-name="Table11">
        <table:table-column table:style-name="Column26"/>
        <table:table-column table:style-name="Column27"/>
        <table:table-row table:style-name="Row36">
          <table:table-cell table:style-name="Cell83">
            <text:p text:style-name="P232"><text:span text:style-name="T232_1">Method</text:span></text:p>
          </table:table-cell>
          <table:table-cell table:style-name="Cell84">
            <text:p text:style-name="P233"><text:span text:style-name="T233_1">URL</text:span><text:span text:style-name="T233_2"><text:s text:c="12"/></text:span></text:p>
          </table:table-cell>
        </table:table-row>
        <table:table-row table:style-name="Row37">
          <table:table-cell table:style-name="Cell85">
            <text:p text:style-name="P234"><text:span text:style-name="T234_1">GET</text:span></text:p>
          </table:table-cell>
          <table:table-cell table:style-name="Cell86">
            <text:p text:style-name="P235"><text:span text:style-name="T235_1">api</text:span><text:span text:style-name="T235_2">/</text:span><text:span text:style-name="T235_3">image</text:span><text:span text:style-name="T235_4">/&lt;</text:span><text:span text:style-name="T235_5">recipe</text:span><text:span text:style-name="T235_6">_</text:span><text:span text:style-name="T235_7">id</text:span><text:span text:style-name="T235_8">&gt;/</text:span></text:p>
          </table:table-cell>
        </table:table-row>
      </table:table>
      <text:p text:style-name="P236"/>
      <text:p text:style-name="P237"/>
      <text:p text:style-name="P238"/>
      <text:p text:style-name="P239"/>
      <table:table table:style-name="Table12">
        <table:table-column table:style-name="Column28"/>
        <table:table-column table:style-name="Column29"/>
        <table:table-column table:style-name="Column30"/>
        <table:table-row table:style-name="Row38">
          <table:table-cell table:style-name="Cell87">
            <text:p text:style-name="P240"><text:span text:style-name="T240_1">Type</text:span></text:p>
          </table:table-cell>
          <table:table-cell table:style-name="Cell88">
            <text:p text:style-name="P241"><text:span text:style-name="T241_1">Params</text:span></text:p>
          </table:table-cell>
          <table:table-cell table:style-name="Cell89">
            <text:p text:style-name="P242"><text:span text:style-name="T242_1">Values</text:span></text:p>
          </table:table-cell>
        </table:table-row>
        <table:table-row table:style-name="Row39">
          <table:table-cell table:style-name="Cell90">
            <text:p text:style-name="P243"><text:span text:style-name="T243_1">HEAD</text:span></text:p>
            <text:p text:style-name="P244"><text:span text:style-name="T244_1">URL</text:span><text:span text:style-name="T244_2">_</text:span><text:span text:style-name="T244_3">PARAM</text:span></text:p>
          </table:table-cell>
          <table:table-cell table:style-name="Cell91">
            <text:p text:style-name="P245"><text:span text:style-name="T245_1">auth</text:span><text:span text:style-name="T245_2">_</text:span><text:span text:style-name="T245_3">key</text:span></text:p>
            <text:p text:style-name="P246"><text:span text:style-name="T246_1">&lt;</text:span><text:span text:style-name="T246_2">recipe</text:span><text:span text:style-name="T246_3">_</text:span><text:span text:style-name="T246_4">id</text:span><text:span text:style-name="T246_5">&gt;</text:span></text:p>
          </table:table-cell>
          <table:table-cell table:style-name="Cell92">
            <text:p text:style-name="P247"><text:span text:style-name="T247_1">string</text:span></text:p>
            <text:p text:style-name="P248"><text:span text:style-name="T248_1">number</text:span></text:p>
          </table:table-cell>
        </table:table-row>
      </table:table>
      <text:p text:style-name="P249"/>
      <text:p text:style-name="P250"><text:span text:style-name="T250_1">recipe</text:span><text:span text:style-name="T250_2">_</text:span><text:span text:style-name="T250_3">id</text:span></text:p>
      <text:p text:style-name="P251"><text:span text:style-name="T251_1">Id</text:span><text:span text:style-name="T251_2"><text:s/></text:span><text:span text:style-name="T251_3">of</text:span><text:span text:style-name="T251_4"><text:s/></text:span><text:span text:style-name="T251_5">the</text:span><text:span text:style-name="T251_6"><text:s/></text:span><text:span text:style-name="T251_7">recipe</text:span><text:span text:style-name="T251_8"><text:s/></text:span><text:span text:style-name="T251_9">you</text:span><text:span text:style-name="T251_10"><text:s/></text:span><text:span text:style-name="T251_11">want</text:span><text:span text:style-name="T251_12"><text:s/></text:span><text:span text:style-name="T251_13">the</text:span><text:span text:style-name="T251_14"><text:s/></text:span><text:span text:style-name="T251_15">image</text:span><text:span text:style-name="T251_16"><text:s/></text:span><text:span text:style-name="T251_17">of</text:span><text:span text:style-name="T251_18">.</text:span></text:p>
      <text:p text:style-name="P252"/>
      <text:h text:style-name="P253" text:outline-level="10"><text:bookmark-start text:name="h.fvf6lulvf6wv"/><text:bookmark-end text:name="h.fvf6lulvf6wv"/><text:span text:style-name="T253_1">Response</text:span></text:h>
      <table:table table:style-name="Table13">
        <table:table-column table:style-name="Column31"/>
        <table:table-column table:style-name="Column32"/>
        <table:table-row table:style-name="Row40">
          <table:table-cell table:style-name="Cell93">
            <text:p text:style-name="P254"><text:span text:style-name="T254_1">Status</text:span></text:p>
          </table:table-cell>
          <table:table-cell table:style-name="Cell94">
            <text:p text:style-name="P255"><text:span text:style-name="T255_1">Response</text:span></text:p>
          </table:table-cell>
        </table:table-row>
        <table:table-row table:style-name="Row41">
          <table:table-cell table:style-name="Cell95">
            <text:p text:style-name="P256"><text:span text:style-name="T256_1">200</text:span></text:p>
          </table:table-cell>
          <table:table-cell table:style-name="Cell96">
            <text:p text:style-name="P257"><text:span text:style-name="T257_1">An</text:span><text:span text:style-name="T257_2"><text:s/></text:span><text:span text:style-name="T257_3">array</text:span><text:span text:style-name="T257_4"><text:s/></text:span><text:span text:style-name="T257_5">containing</text:span><text:span text:style-name="T257_6"><text:s/></text:span><text:span text:style-name="T257_7">the</text:span><text:span text:style-name="T257_8"><text:s/></text:span><text:span text:style-name="T257_9">ID</text:span><text:span text:style-name="T257_10">’</text:span><text:span text:style-name="T257_11">s</text:span><text:span text:style-name="T257_12"><text:s/></text:span><text:span text:style-name="T257_13">of</text:span><text:span text:style-name="T257_14"><text:s/></text:span><text:span text:style-name="T257_15">recipes</text:span><text:span text:style-name="T257_16"><text:s/></text:span><text:span text:style-name="T257_17">to</text:span><text:span text:style-name="T257_18"><text:s/></text:span><text:span text:style-name="T257_19">delete</text:span><text:span text:style-name="T257_20"><text:s/></text:span><text:span text:style-name="T257_21">is</text:span><text:span text:style-name="T257_22"><text:s/></text:span><text:span text:style-name="T257_23">given</text:span></text:p>
            <text:p text:style-name="P258"/>
            <text:p text:style-name="P259"><text:span text:style-name="T259_1">Example</text:span><text:span text:style-name="T259_2"><text:s/></text:span><text:span text:style-name="T259_3">response</text:span><text:span text:style-name="T259_4">:-</text:span></text:p>
            <text:p text:style-name="P260"/>
            <text:p text:style-name="P261"><text:span text:style-name="T261_1">{"</text:span><text:span text:style-name="T261_2">image</text:span><text:span text:style-name="T261_3">":"</text:span><text:span text:style-name="T261_4">http</text:span><text:span text:style-name="T261_5">:\/\/</text:span><text:span text:style-name="T261_6">example</text:span><text:span text:style-name="T261_7">.</text:span><text:span text:style-name="T261_8">com</text:span><text:span text:style-name="T261_9">\/</text:span><text:span text:style-name="T261_10">recipe</text:span><text:span text:style-name="T261_11">-5-</text:span><text:span text:style-name="T261_12">image</text:span><text:span text:style-name="T261_13">.</text:span><text:span text:style-name="T261_14">jpg</text:span><text:span text:style-name="T261_15">"}</text:span></text:p>
          </table:table-cell>
        </table:table-row>
        <table:table-row table:style-name="Row42">
          <table:table-cell table:style-name="Cell97">
            <text:p text:style-name="P262"><text:span text:style-name="T262_1">400</text:span></text:p>
          </table:table-cell>
          <table:table-cell table:style-name="Cell98">
            <text:p text:style-name="P263"><text:span text:style-name="T263_1">{"</text:span><text:span text:style-name="T263_2">error</text:span><text:span text:style-name="T263_3">":"</text:span><text:span text:style-name="T263_4">Please</text:span><text:span text:style-name="T263_5"><text:s/></text:span><text:span text:style-name="T263_6">provide</text:span><text:span text:style-name="T263_7"><text:s/></text:span><text:span text:style-name="T263_8">recipe</text:span><text:span text:style-name="T263_9">_</text:span><text:span text:style-name="T263_10">id</text:span><text:span text:style-name="T263_11">."}</text:span></text:p>
          </table:table-cell>
        </table:table-row>
        <table:table-row table:style-name="Row43">
          <table:table-cell table:style-name="Cell99">
            <text:p text:style-name="P264"><text:span text:style-name="T264_1">400</text:span></text:p>
          </table:table-cell>
          <table:table-cell table:style-name="Cell100">
            <text:p text:style-name="P265"><text:span text:style-name="T265_1">{"</text:span><text:span text:style-name="T265_2">error</text:span><text:span text:style-name="T265_3">":"</text:span><text:span text:style-name="T265_4">Invalid</text:span><text:span text:style-name="T265_5"><text:s/></text:span><text:span text:style-name="T265_6">recipe</text:span><text:span text:style-name="T265_7">_</text:span><text:span text:style-name="T265_8">id</text:span><text:span text:style-name="T265_9">."}</text:span></text:p>
          </table:table-cell>
        </table:table-row>
        <table:table-row table:style-name="Row44">
          <table:table-cell table:style-name="Cell101">
            <text:p text:style-name="P266"><text:span text:style-name="T266_1">401</text:span></text:p>
          </table:table-cell>
          <table:table-cell table:style-name="Cell102">
            <text:p text:style-name="P267"><text:span text:style-name="T267_1">{"</text:span><text:span text:style-name="T267_2">error</text:span><text:span text:style-name="T267_3">":"</text:span><text:span text:style-name="T267_4">Invalid</text:span><text:span text:style-name="T267_5"><text:s/></text:span><text:span text:style-name="T267_6">Auth</text:span><text:span text:style-name="T267_7"><text:s/></text:span><text:span text:style-name="T267_8">key</text:span><text:span text:style-name="T267_9">."}</text:span></text:p>
          </table:table-cell>
        </table:table-row>
        <table:table-row table:style-name="Row45">
          <table:table-cell table:style-name="Cell103">
            <text:p text:style-name="P268"><text:span text:style-name="T268_1">500</text:span></text:p>
          </table:table-cell>
          <table:table-cell table:style-name="Cell104">
            <text:p text:style-name="P269"><text:span text:style-name="T269_1">{"</text:span><text:span text:style-name="T269_2">error</text:span><text:span text:style-name="T269_3">":"</text:span><text:span text:style-name="T269_4">Something</text:span><text:span text:style-name="T269_5"><text:s/></text:span><text:span text:style-name="T269_6">went</text:span><text:span text:style-name="T269_7"><text:s/></text:span><text:span text:style-name="T269_8">wrong</text:span><text:span text:style-name="T269_9">.<text:s/></text:span><text:span text:style-name="T269_10">Please</text:span><text:span text:style-name="T269_11"><text:s/></text:span><text:span text:style-name="T269_12">try</text:span><text:span text:style-name="T269_13"><text:s/></text:span><text:span text:style-name="T269_14">again</text:span><text:span text:style-name="T269_15"><text:s/></text:span><text:span text:style-name="T269_16">later</text:span><text:span text:style-name="T269_17">."}</text:span></text:p>
          </table:table-cell>
        </table:table-row>
      </table:table>
      <text:p text:style-name="P270"/>
      <text:p text:style-name="P271"><text:bookmark-start text:name="h.vc9rzjqhi75w"/><text:bookmark-end text:name="h.vc9rzjqhi75w"/></text:p>
      <text:p text:style-name="P272"><text:bookmark-start text:name="h.ul02m4486h22"/><text:bookmark-end text:name="h.ul02m4486h22"/></text:p>
      <text:p text:style-name="P273"><text:bookmark-start text:name="h.y40m5v4vg0ny"/><text:bookmark-end text:name="h.y40m5v4vg0ny"/><text:bookmark-start text:name="h.hq6gr5mmm9kk"/><text:bookmark-end text:name="h.hq6gr5mmm9kk"/><text:span text:style-name="T273_1">Glossary</text:span></text:p>
      <text:h text:style-name="P274" text:outline-level="10"><text:bookmark-start text:name="h.uk42zio712fb"/><text:bookmark-end text:name="h.uk42zio712fb"/><text:span text:style-name="T274_1">Conventions</text:span></text:h>
      <text:list text:style-name="LS1" xml:id="list0">
        <text:list-item>
          <text:p text:style-name="P275"><text:span text:style-name="T275_1">Client</text:span><text:span text:style-name="T275_2"><text:s/>-<text:s/></text:span><text:span text:style-name="T275_3">Client</text:span><text:span text:style-name="T275_4"><text:s/></text:span><text:span text:style-name="T275_5">application</text:span><text:span text:style-name="T275_6">.</text:span></text:p>
        </text:list-item>
        <text:list-item>
          <text:p text:style-name="P276"><text:span text:style-name="T276_1">Status</text:span><text:span text:style-name="T276_2"><text:s/>-<text:s/></text:span><text:span text:style-name="T276_3">HTTP</text:span><text:span text:style-name="T276_4"><text:s/></text:span><text:span text:style-name="T276_5">status</text:span><text:span text:style-name="T276_6"><text:s/></text:span><text:span text:style-name="T276_7">code</text:span><text:span text:style-name="T276_8"><text:s/></text:span><text:span text:style-name="T276_9">of</text:span><text:span text:style-name="T276_10"><text:s/></text:span><text:span text:style-name="T276_11">response</text:span><text:span text:style-name="T276_12">.</text:span></text:p>
        </text:list-item>
        <text:list-item>
          <text:p text:style-name="P277"><text:span text:style-name="T277_1">All</text:span><text:span text:style-name="T277_2"><text:s/></text:span><text:span text:style-name="T277_3">the</text:span><text:span text:style-name="T277_4"><text:s/></text:span><text:span text:style-name="T277_5">possible</text:span><text:span text:style-name="T277_6"><text:s/></text:span><text:span text:style-name="T277_7">responses</text:span><text:span text:style-name="T277_8"><text:s/></text:span><text:span text:style-name="T277_9">are</text:span><text:span text:style-name="T277_10"><text:s/></text:span><text:span text:style-name="T277_11">listed</text:span><text:span text:style-name="T277_12"><text:s/></text:span><text:span text:style-name="T277_13">under</text:span><text:span text:style-name="T277_14"><text:s/>‘</text:span><text:span text:style-name="T277_15">Responses</text:span><text:span text:style-name="T277_16">’<text:s/></text:span><text:span text:style-name="T277_17">for</text:span><text:span text:style-name="T277_18"><text:s/></text:span><text:span text:style-name="T277_19">each</text:span><text:span text:style-name="T277_20"><text:s/></text:span><text:span text:style-name="T277_21">method</text:span><text:span text:style-name="T277_22">.<text:s/></text:span><text:span text:style-name="T277_23">Only</text:span><text:span text:style-name="T277_24"><text:s/></text:span><text:span text:style-name="T277_25">one</text:span><text:span text:style-name="T277_26"><text:s/></text:span><text:span text:style-name="T277_27">of</text:span><text:span text:style-name="T277_28"><text:s/></text:span><text:span text:style-name="T277_29">them</text:span><text:span text:style-name="T277_30"><text:s/></text:span><text:span text:style-name="T277_31">is</text:span><text:span text:style-name="T277_32"><text:s/></text:span><text:span text:style-name="T277_33">issued</text:span><text:span text:style-name="T277_34"><text:s/></text:span><text:span text:style-name="T277_35">per</text:span><text:span text:style-name="T277_36"><text:s/></text:span><text:span text:style-name="T277_37">request</text:span><text:span text:style-name="T277_38"><text:s/></text:span><text:span text:style-name="T277_39">server</text:span><text:span text:style-name="T277_40">.</text:span></text:p>
        </text:list-item>
        <text:list-item>
          <text:p text:style-name="P278"><text:span text:style-name="T278_1">All</text:span><text:span text:style-name="T278_2"><text:s/></text:span><text:span text:style-name="T278_3">response</text:span><text:span text:style-name="T278_4"><text:s/></text:span><text:span text:style-name="T278_5">are</text:span><text:span text:style-name="T278_6"><text:s/></text:span><text:span text:style-name="T278_7">in</text:span><text:span text:style-name="T278_8"><text:s/></text:span><text:span text:style-name="T278_9">JSON</text:span><text:span text:style-name="T278_10"><text:s/></text:span><text:span text:style-name="T278_11">format</text:span><text:span text:style-name="T278_12">.</text:span></text:p>
        </text:list-item>
        <text:list-item>
          <text:p text:style-name="P279"><text:span text:style-name="T279_1">All</text:span><text:span text:style-name="T279_2"><text:s/></text:span><text:span text:style-name="T279_3">request</text:span><text:span text:style-name="T279_4"><text:s/></text:span><text:span text:style-name="T279_5">parameters</text:span><text:span text:style-name="T279_6"><text:s/></text:span><text:span text:style-name="T279_7">are</text:span><text:span text:style-name="T279_8"><text:s/></text:span><text:span text:style-name="T279_9">mandatory</text:span><text:span text:style-name="T279_10"><text:s/></text:span><text:span text:style-name="T279_11">unless</text:span><text:span text:style-name="T279_12"><text:s/></text:span><text:span text:style-name="T279_13">explicitly</text:span><text:span text:style-name="T279_14"><text:s/></text:span><text:span text:style-name="T279_15">marked</text:span><text:span text:style-name="T279_16"><text:s/></text:span><text:span text:style-name="T279_17">as</text:span><text:span text:style-name="T279_18"><text:s/></text:span><text:span text:style-name="T279_19">[</text:span><text:span text:style-name="T279_20">optional</text:span><text:span text:style-name="T279_21">]</text:span></text:p>
        </text:list-item>
        <text:list-item>
          <text:p text:style-name="P280"><text:span text:style-name="T280_1">The</text:span><text:span text:style-name="T280_2"><text:s/></text:span><text:span text:style-name="T280_3">type</text:span><text:span text:style-name="T280_4"><text:s/></text:span><text:span text:style-name="T280_5">of</text:span><text:span text:style-name="T280_6"><text:s/></text:span><text:span text:style-name="T280_7">values</text:span><text:span text:style-name="T280_8"><text:s/></text:span><text:span text:style-name="T280_9">accepted</text:span><text:span text:style-name="T280_10"><text:s/></text:span><text:span text:style-name="T280_11">for</text:span><text:span text:style-name="T280_12"><text:s/></text:span><text:span text:style-name="T280_13">a</text:span><text:span text:style-name="T280_14"><text:s/></text:span><text:span text:style-name="T280_15">request</text:span><text:span text:style-name="T280_16"><text:s/></text:span><text:span text:style-name="T280_17">parameter</text:span><text:span text:style-name="T280_18"><text:s/></text:span><text:span text:style-name="T280_19">are</text:span><text:span text:style-name="T280_20"><text:s/></text:span><text:span text:style-name="T280_21">shown</text:span><text:span text:style-name="T280_22"><text:s/></text:span><text:span text:style-name="T280_23">the</text:span><text:span text:style-name="T280_24"><text:s/></text:span><text:span text:style-name="T280_25">the</text:span><text:span text:style-name="T280_26"><text:s/></text:span><text:span text:style-name="T280_27">values</text:span><text:span text:style-name="T280_28"><text:s/></text:span><text:span text:style-name="T280_29">column</text:span><text:span text:style-name="T280_30"><text:s/></text:span><text:span text:style-name="T280_31">like</text:span><text:span text:style-name="T280_32"><text:s/></text:span><text:span text:style-name="T280_33">this</text:span><text:span text:style-name="T280_34"><text:s/></text:span><text:span text:style-name="T280_35">[</text:span><text:span text:style-name="T280_36">10</text:span><text:span text:style-name="T280_37">|&lt;</text:span><text:span text:style-name="T280_38">any</text:span><text:span text:style-name="T280_39"><text:s/></text:span><text:span text:style-name="T280_40">number</text:span><text:span text:style-name="T280_41">&gt;]</text:span><text:span text:style-name="T280_42"><text:s/>.</text:span><text:span text:style-name="T280_43">The</text:span><text:span text:style-name="T280_44"><text:s/></text:span><text:span text:style-name="T280_45">|</text:span><text:span text:style-name="T280_46"><text:s/></text:span><text:span text:style-name="T280_47">symbol</text:span><text:span text:style-name="T280_48"><text:s/></text:span><text:span text:style-name="T280_49">means</text:span><text:span text:style-name="T280_50"><text:s/></text:span><text:span text:style-name="T280_51">OR</text:span><text:span text:style-name="T280_52">.<text:s/></text:span><text:span text:style-name="T280_53">If</text:span><text:span text:style-name="T280_54"><text:s/></text:span><text:span text:style-name="T280_55">the</text:span><text:span text:style-name="T280_56"><text:s/></text:span><text:span text:style-name="T280_57">parameter</text:span><text:span text:style-name="T280_58"><text:s/></text:span><text:span text:style-name="T280_59">is</text:span><text:span text:style-name="T280_60"><text:s/></text:span><text:span text:style-name="T280_61">[</text:span><text:span text:style-name="T280_62">optional</text:span><text:span text:style-name="T280_63">]</text:span><text:span text:style-name="T280_64">,<text:s/></text:span><text:span text:style-name="T280_65">the</text:span><text:span text:style-name="T280_66"><text:s/></text:span><text:span text:style-name="T280_67">default</text:span><text:span text:style-name="T280_68"><text:s/></text:span><text:span text:style-name="T280_69">value</text:span><text:span text:style-name="T280_70"><text:s/></text:span><text:span text:style-name="T280_71">is</text:span><text:span text:style-name="T280_72"><text:s/></text:span><text:span text:style-name="T280_73">shown</text:span><text:span text:style-name="T280_74"><text:s/></text:span><text:span text:style-name="T280_75">in</text:span><text:span text:style-name="T280_76"><text:s/></text:span><text:span text:style-name="T280_77">blue</text:span><text:span text:style-name="T280_78"><text:s/></text:span><text:span text:style-name="T280_79">bold</text:span><text:span text:style-name="T280_80"><text:s/></text:span><text:span text:style-name="T280_81">text</text:span><text:span text:style-name="T280_82">,<text:s/></text:span><text:span text:style-name="T280_83">as</text:span><text:span text:style-name="T280_84"><text:s/></text:span><text:span text:style-name="T280_85">10</text:span><text:span text:style-name="T280_86"><text:s/></text:span><text:span text:style-name="T280_87">is</text:span><text:span text:style-name="T280_88"><text:s/></text:span><text:span text:style-name="T280_89">written</text:span><text:span text:style-name="T280_90"><text:s/></text:span><text:span text:style-name="T280_91">in</text:span><text:span text:style-name="T280_92"><text:s/></text:span><text:span text:style-name="T280_93">[</text:span><text:span text:style-name="T280_94">10</text:span><text:span text:style-name="T280_95">|&lt;</text:span><text:span text:style-name="T280_96">any</text:span><text:span text:style-name="T280_97"><text:s/></text:span><text:span text:style-name="T280_98">number</text:span><text:span text:style-name="T280_99">&gt;]</text:span><text:span text:style-name="T280_100">.</text:span></text:p>
        </text:list-item>
      </text:list>
      <text:p text:style-name="P281"/>
      <text:p text:style-name="P282"/>
      <text:h text:style-name="P283" text:outline-level="10"><text:bookmark-start text:name="h.of6ke88xwee4"/><text:bookmark-end text:name="h.of6ke88xwee4"/><text:span text:style-name="T283_1">Status</text:span><text:span text:style-name="T283_2"><text:s/></text:span><text:span text:style-name="T283_3">Codes</text:span></text:h>
      <text:p text:style-name="P284"><text:span text:style-name="T284_1">All</text:span><text:span text:style-name="T284_2"><text:s/></text:span><text:span text:style-name="T284_3">status</text:span><text:span text:style-name="T284_4"><text:s/></text:span><text:span text:style-name="T284_5">codes</text:span><text:span text:style-name="T284_6"><text:s/></text:span><text:span text:style-name="T284_7">are</text:span><text:span text:style-name="T284_8"><text:s/></text:span><text:span text:style-name="T284_9">standard</text:span><text:span text:style-name="T284_10"><text:s/></text:span><text:span text:style-name="T284_11">HTTP</text:span><text:span text:style-name="T284_12"><text:s/></text:span><text:span text:style-name="T284_13">status</text:span><text:span text:style-name="T284_14"><text:s/></text:span><text:span text:style-name="T284_15">codes</text:span><text:span text:style-name="T284_16">.<text:s/></text:span><text:span text:style-name="T284_17">The</text:span><text:span text:style-name="T284_18"><text:s/></text:span><text:span text:style-name="T284_19">below</text:span><text:span text:style-name="T284_20"><text:s/></text:span><text:span text:style-name="T284_21">ones</text:span><text:span text:style-name="T284_22"><text:s/></text:span><text:span text:style-name="T284_23">are</text:span><text:span text:style-name="T284_24"><text:s/></text:span><text:span text:style-name="T284_25">used</text:span><text:span text:style-name="T284_26"><text:s/></text:span><text:span text:style-name="T284_27">in</text:span><text:span text:style-name="T284_28"><text:s/></text:span><text:span text:style-name="T284_29">this</text:span><text:span text:style-name="T284_30"><text:s/></text:span><text:span text:style-name="T284_31">API</text:span><text:span text:style-name="T284_32">.</text:span></text:p>
      <text:p text:style-name="P285"/>
      <text:p text:style-name="P286"><text:span text:style-name="T286_1">2</text:span><text:span text:style-name="T286_2">XX</text:span><text:span text:style-name="T286_3"><text:s/></text:span><text:span text:style-name="T286_4">-</text:span><text:span text:style-name="T286_5"><text:s/></text:span><text:span text:style-name="T286_6">Success</text:span><text:span text:style-name="T286_7"><text:s/></text:span><text:span text:style-name="T286_8">of</text:span><text:span text:style-name="T286_9"><text:s/></text:span><text:span text:style-name="T286_10">some</text:span><text:span text:style-name="T286_11"><text:s/></text:span><text:span text:style-name="T286_12">kind</text:span></text:p>
      <text:p text:style-name="P287"><text:span text:style-name="T287_1">4</text:span><text:span text:style-name="T287_2">XX</text:span><text:span text:style-name="T287_3"><text:s/></text:span><text:span text:style-name="T287_4">-</text:span><text:span text:style-name="T287_5"><text:s/></text:span><text:span text:style-name="T287_6">Error</text:span><text:span text:style-name="T287_7"><text:s/></text:span><text:span text:style-name="T287_8">occurred</text:span><text:span text:style-name="T287_9"><text:s/></text:span><text:span text:style-name="T287_10">in</text:span><text:span text:style-name="T287_11"><text:s/></text:span><text:span text:style-name="T287_12">client</text:span><text:span text:style-name="T287_13">’</text:span><text:span text:style-name="T287_14">s</text:span><text:span text:style-name="T287_15"><text:s/></text:span><text:span text:style-name="T287_16">part</text:span></text:p>
      <text:p text:style-name="P288"><text:span text:style-name="T288_1">5</text:span><text:span text:style-name="T288_2">XX</text:span><text:span text:style-name="T288_3"><text:s/></text:span><text:span text:style-name="T288_4">-</text:span><text:span text:style-name="T288_5"><text:s/></text:span><text:span text:style-name="T288_6">Error</text:span><text:span text:style-name="T288_7"><text:s/></text:span><text:span text:style-name="T288_8">occurred</text:span><text:span text:style-name="T288_9"><text:s/></text:span><text:span text:style-name="T288_10">in</text:span><text:span text:style-name="T288_11"><text:s/></text:span><text:span text:style-name="T288_12">server</text:span><text:span text:style-name="T288_13">’</text:span><text:span text:style-name="T288_14">s</text:span><text:span text:style-name="T288_15"><text:s/></text:span><text:span text:style-name="T288_16">part</text:span></text:p>
      <text:p text:style-name="P289"/>
      <table:table table:style-name="Table14">
        <table:table-column table:style-name="Column33"/>
        <table:table-column table:style-name="Column34"/>
        <table:table-row table:style-name="Row46">
          <table:table-cell table:style-name="Cell105">
            <text:p text:style-name="P290"><text:span text:style-name="T290_1">Status</text:span><text:span text:style-name="T290_2"><text:s/></text:span><text:span text:style-name="T290_3">Code</text:span></text:p>
          </table:table-cell>
          <table:table-cell table:style-name="Cell106">
            <text:p text:style-name="P291"><text:span text:style-name="T291_1">Description</text:span></text:p>
          </table:table-cell>
        </table:table-row>
        <table:table-row table:style-name="Row47">
          <table:table-cell table:style-name="Cell107">
            <text:p text:style-name="P292"><text:span text:style-name="T292_1">200</text:span></text:p>
          </table:table-cell>
          <table:table-cell table:style-name="Cell108">
            <text:p text:style-name="P293"><text:span text:style-name="T293_1">OK</text:span></text:p>
          </table:table-cell>
        </table:table-row>
        <table:table-row table:style-name="Row48">
          <table:table-cell table:style-name="Cell109">
            <text:p text:style-name="P294"><text:span text:style-name="T294_1">201</text:span></text:p>
          </table:table-cell>
          <table:table-cell table:style-name="Cell110">
            <text:p text:style-name="P295"><text:span text:style-name="T295_1">Created</text:span></text:p>
          </table:table-cell>
        </table:table-row>
        <table:table-row table:style-name="Row49">
          <table:table-cell table:style-name="Cell111">
            <text:p text:style-name="P296"><text:span text:style-name="T296_1">202</text:span></text:p>
          </table:table-cell>
          <table:table-cell table:style-name="Cell112">
            <text:p text:style-name="P297"><text:span text:style-name="T297_1">Accepted</text:span><text:span text:style-name="T297_2"><text:s/>(</text:span><text:span text:style-name="T297_3">Request</text:span><text:span text:style-name="T297_4"><text:s/></text:span><text:span text:style-name="T297_5">accepted</text:span><text:span text:style-name="T297_6">,<text:s/></text:span><text:span text:style-name="T297_7">and</text:span><text:span text:style-name="T297_8"><text:s/></text:span><text:span text:style-name="T297_9">queued</text:span><text:span text:style-name="T297_10"><text:s/></text:span><text:span text:style-name="T297_11">for</text:span><text:span text:style-name="T297_12"><text:s/></text:span><text:span text:style-name="T297_13">execution</text:span><text:span text:style-name="T297_14">)</text:span></text:p>
          </table:table-cell>
        </table:table-row>
        <table:table-row table:style-name="Row50">
          <table:table-cell table:style-name="Cell113">
            <text:p text:style-name="P298"><text:span text:style-name="T298_1">400</text:span></text:p>
          </table:table-cell>
          <table:table-cell table:style-name="Cell114">
            <text:p text:style-name="P299"><text:span text:style-name="T299_1">Bad</text:span><text:span text:style-name="T299_2"><text:s/></text:span><text:span text:style-name="T299_3">request</text:span></text:p>
          </table:table-cell>
        </table:table-row>
        <table:table-row table:style-name="Row51">
          <table:table-cell table:style-name="Cell115">
            <text:p text:style-name="P300"><text:span text:style-name="T300_1">401</text:span></text:p>
          </table:table-cell>
          <table:table-cell table:style-name="Cell116">
            <text:p text:style-name="P301"><text:span text:style-name="T301_1">Authentication</text:span><text:span text:style-name="T301_2"><text:s/></text:span><text:span text:style-name="T301_3">failure</text:span></text:p>
          </table:table-cell>
        </table:table-row>
        <table:table-row table:style-name="Row52">
          <table:table-cell table:style-name="Cell117">
            <text:p text:style-name="P302"><text:span text:style-name="T302_1">403</text:span></text:p>
          </table:table-cell>
          <table:table-cell table:style-name="Cell118">
            <text:p text:style-name="P303"><text:span text:style-name="T303_1">Forbidden</text:span></text:p>
          </table:table-cell>
        </table:table-row>
        <table:table-row table:style-name="Row53">
          <table:table-cell table:style-name="Cell119">
            <text:p text:style-name="P304"><text:span text:style-name="T304_1">404</text:span></text:p>
          </table:table-cell>
          <table:table-cell table:style-name="Cell120">
            <text:p text:style-name="P305"><text:span text:style-name="T305_1">Resource</text:span><text:span text:style-name="T305_2"><text:s/></text:span><text:span text:style-name="T305_3">not</text:span><text:span text:style-name="T305_4"><text:s/></text:span><text:span text:style-name="T305_5">found</text:span></text:p>
          </table:table-cell>
        </table:table-row>
        <table:table-row table:style-name="Row54">
          <table:table-cell table:style-name="Cell121">
            <text:p text:style-name="P306"><text:span text:style-name="T306_1">405</text:span></text:p>
          </table:table-cell>
          <table:table-cell table:style-name="Cell122">
            <text:p text:style-name="P307"><text:span text:style-name="T307_1">Method</text:span><text:span text:style-name="T307_2"><text:s/></text:span><text:span text:style-name="T307_3">Not</text:span><text:span text:style-name="T307_4"><text:s/></text:span><text:span text:style-name="T307_5">Allowed</text:span></text:p>
          </table:table-cell>
        </table:table-row>
        <table:table-row table:style-name="Row55">
          <table:table-cell table:style-name="Cell123">
            <text:p text:style-name="P308"><text:span text:style-name="T308_1">409</text:span></text:p>
          </table:table-cell>
          <table:table-cell table:style-name="Cell124">
            <text:p text:style-name="P309"><text:span text:style-name="T309_1">Conflict</text:span></text:p>
          </table:table-cell>
        </table:table-row>
        <table:table-row table:style-name="Row56">
          <table:table-cell table:style-name="Cell125">
            <text:p text:style-name="P310"><text:span text:style-name="T310_1">412</text:span></text:p>
          </table:table-cell>
          <table:table-cell table:style-name="Cell126">
            <text:p text:style-name="P311"><text:span text:style-name="T311_1">Precondition</text:span><text:span text:style-name="T311_2"><text:s/></text:span><text:span text:style-name="T311_3">Failed</text:span></text:p>
          </table:table-cell>
        </table:table-row>
        <table:table-row table:style-name="Row57">
          <table:table-cell table:style-name="Cell127">
            <text:p text:style-name="P312"><text:span text:style-name="T312_1">413</text:span></text:p>
          </table:table-cell>
          <table:table-cell table:style-name="Cell128">
            <text:p text:style-name="P313"><text:span text:style-name="T313_1">Request</text:span><text:span text:style-name="T313_2"><text:s/></text:span><text:span text:style-name="T313_3">Entity</text:span><text:span text:style-name="T313_4"><text:s/></text:span><text:span text:style-name="T313_5">Too</text:span><text:span text:style-name="T313_6"><text:s/></text:span><text:span text:style-name="T313_7">Large</text:span></text:p>
          </table:table-cell>
        </table:table-row>
        <table:table-row table:style-name="Row58">
          <table:table-cell table:style-name="Cell129">
            <text:p text:style-name="P314"><text:span text:style-name="T314_1">500</text:span></text:p>
          </table:table-cell>
          <table:table-cell table:style-name="Cell130">
            <text:p text:style-name="P315"><text:span text:style-name="T315_1">Internal</text:span><text:span text:style-name="T315_2"><text:s/></text:span><text:span text:style-name="T315_3">Server</text:span><text:span text:style-name="T315_4"><text:s/></text:span><text:span text:style-name="T315_5">Error</text:span></text:p>
          </table:table-cell>
        </table:table-row>
        <table:table-row table:style-name="Row59">
          <table:table-cell table:style-name="Cell131">
            <text:p text:style-name="P316"><text:span text:style-name="T316_1">501</text:span></text:p>
          </table:table-cell>
          <table:table-cell table:style-name="Cell132">
            <text:p text:style-name="P317"><text:span text:style-name="T317_1">Not</text:span><text:span text:style-name="T317_2"><text:s/></text:span><text:span text:style-name="T317_3">Implemented</text:span></text:p>
          </table:table-cell>
        </table:table-row>
        <table:table-row table:style-name="Row60">
          <table:table-cell table:style-name="Cell133">
            <text:p text:style-name="P318"><text:span text:style-name="T318_1">503</text:span></text:p>
          </table:table-cell>
          <table:table-cell table:style-name="Cell134">
            <text:p text:style-name="P319"><text:span text:style-name="T319_1">Service</text:span><text:span text:style-name="T319_2"><text:s/></text:span><text:span text:style-name="T319_3">Unavailable</text:span></text:p>
          </table:table-cell>
        </table:table-row>
      </table:table>
      <text:p text:style-name="P320"/>
      <text:p text:style-name="P321"/>
      <text:p text:style-name="P3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